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6-01T00:00:00" table:style-name="ce5">
            <text:p>2020/6/1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38904" table:style-name="ce6">
            <text:p>38,904<text:s/></text:p>
          </table:table-cell>
          <table:table-cell office:value-type="float" office:value="33987" table:style-name="ce6">
            <text:p>33,987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22884" table:style-name="ce6">
            <text:p>22,884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30465" table:style-name="ce6">
            <text:p>30,465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4541" table:style-name="ce6">
            <text:p>34,541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24560" table:style-name="ce6">
            <text:p>24,560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02251" table:style-name="ce6">
            <text:p>102,251<text:s/></text:p>
          </table:table-cell>
          <table:table-cell office:value-type="float" office:value="32096" table:style-name="ce6">
            <text:p>32,096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21415" table:style-name="ce6">
            <text:p>21,415<text:s/></text:p>
          </table:table-cell>
          <table:table-cell office:value-type="float" office:value="23733" table:style-name="ce6">
            <text:p>23,733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21216" table:style-name="ce6">
            <text:p>21,216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29337" table:style-name="ce6">
            <text:p>29,337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18026" table:style-name="ce6">
            <text:p>18,026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3215" table:style-name="ce6">
            <text:p>13,215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29308" table:style-name="ce6">
            <text:p>29,308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24631" table:style-name="ce6">
            <text:p>24,631<text:s/></text:p>
          </table:table-cell>
          <table:table-cell office:value-type="float" office:value="35601" table:style-name="ce6">
            <text:p>35,601<text:s/></text:p>
          </table:table-cell>
          <table:table-cell office:value-type="float" office:value="37026" table:style-name="ce6">
            <text:p>37,026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44911" table:style-name="ce6">
            <text:p>44,911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26634" table:style-name="ce6">
            <text:p>26,634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54271" table:style-name="ce6">
            <text:p>54,271<text:s/></text:p>
          </table:table-cell>
          <table:table-cell office:value-type="float" office:value="19145" table:style-name="ce6">
            <text:p>19,145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17427" table:style-name="ce6">
            <text:p>17,427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6154" table:style-name="ce6">
            <text:p>36,154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3155" table:style-name="ce6">
            <text:p>3,155<text:s/></text:p>
          </table:table-cell>
          <table:table-cell table:number-columns-repeated="16264"/>
        </table:table-row>
        <table:table-row table:style-name="ro2">
          <table:table-cell office:value-type="date" office:date-value="2020-06-02T00:00:00" table:style-name="ce5">
            <text:p>2020/6/2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40017" table:style-name="ce6">
            <text:p>40,017<text:s/></text:p>
          </table:table-cell>
          <table:table-cell office:value-type="float" office:value="36144" table:style-name="ce6">
            <text:p>36,144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13654" table:style-name="ce6">
            <text:p>13,654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26880" table:style-name="ce6">
            <text:p>26,880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5995" table:style-name="ce6">
            <text:p>15,995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31244" table:style-name="ce6">
            <text:p>31,244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35031" table:style-name="ce6">
            <text:p>35,031<text:s/></text:p>
          </table:table-cell>
          <table:table-cell office:value-type="float" office:value="25559" table:style-name="ce6">
            <text:p>25,559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102172" table:style-name="ce6">
            <text:p>102,172<text:s/></text:p>
          </table:table-cell>
          <table:table-cell office:value-type="float" office:value="34318" table:style-name="ce6">
            <text:p>34,318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21950" table:style-name="ce6">
            <text:p>21,950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25402" table:style-name="ce6">
            <text:p>25,402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29682" table:style-name="ce6">
            <text:p>29,682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28947" table:style-name="ce6">
            <text:p>28,947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21439" table:style-name="ce6">
            <text:p>21,439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36510" table:style-name="ce6">
            <text:p>36,510<text:s/></text:p>
          </table:table-cell>
          <table:table-cell office:value-type="float" office:value="37758" table:style-name="ce6">
            <text:p>37,758<text:s/></text:p>
          </table:table-cell>
          <table:table-cell office:value-type="float" office:value="25241" table:style-name="ce6">
            <text:p>25,241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46698" table:style-name="ce6">
            <text:p>46,698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30337" table:style-name="ce6">
            <text:p>30,337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54495" table:style-name="ce6">
            <text:p>54,495<text:s/></text:p>
          </table:table-cell>
          <table:table-cell office:value-type="float" office:value="19729" table:style-name="ce6">
            <text:p>19,729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36728" table:style-name="ce6">
            <text:p>36,728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15735" table:style-name="ce6">
            <text:p>15,735<text:s/></text:p>
          </table:table-cell>
          <table:table-cell office:value-type="float" office:value="27350" table:style-name="ce6">
            <text:p>27,350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3142" table:style-name="ce6">
            <text:p>3,142<text:s/></text:p>
          </table:table-cell>
          <table:table-cell table:number-columns-repeated="16264"/>
        </table:table-row>
        <table:table-row table:style-name="ro2">
          <table:table-cell office:value-type="date" office:date-value="2020-06-03T00:00:00" table:style-name="ce5">
            <text:p>2020/6/3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40557" table:style-name="ce6">
            <text:p>40,557<text:s/></text:p>
          </table:table-cell>
          <table:table-cell office:value-type="float" office:value="37810" table:style-name="ce6">
            <text:p>37,810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16998" table:style-name="ce6">
            <text:p>16,998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6129" table:style-name="ce6">
            <text:p>16,129<text:s/></text:p>
          </table:table-cell>
          <table:table-cell office:value-type="float" office:value="22400" table:style-name="ce6">
            <text:p>22,400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23785" table:style-name="ce6">
            <text:p>23,785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31956" table:style-name="ce6">
            <text:p>31,956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35509" table:style-name="ce6">
            <text:p>35,509<text:s/></text:p>
          </table:table-cell>
          <table:table-cell office:value-type="float" office:value="26059" table:style-name="ce6">
            <text:p>26,059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06786" table:style-name="ce6">
            <text:p>106,786<text:s/></text:p>
          </table:table-cell>
          <table:table-cell office:value-type="float" office:value="36025" table:style-name="ce6">
            <text:p>36,025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25361" table:style-name="ce6">
            <text:p>25,361<text:s/></text:p>
          </table:table-cell>
          <table:table-cell office:value-type="float" office:value="27006" table:style-name="ce6">
            <text:p>27,006<text:s/></text:p>
          </table:table-cell>
          <table:table-cell office:value-type="float" office:value="25954" table:style-name="ce6">
            <text:p>25,954<text:s/></text:p>
          </table:table-cell>
          <table:table-cell office:value-type="float" office:value="22437" table:style-name="ce6">
            <text:p>22,437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30525" table:style-name="ce6">
            <text:p>30,525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30368" table:style-name="ce6">
            <text:p>30,368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36750" table:style-name="ce6">
            <text:p>36,750<text:s/></text:p>
          </table:table-cell>
          <table:table-cell office:value-type="float" office:value="38532" table:style-name="ce6">
            <text:p>38,532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49144" table:style-name="ce6">
            <text:p>49,144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28476" table:style-name="ce6">
            <text:p>28,476<text:s/></text:p>
          </table:table-cell>
          <table:table-cell office:value-type="float" office:value="32056" table:style-name="ce6">
            <text:p>32,056<text:s/></text:p>
          </table:table-cell>
          <table:table-cell office:value-type="float" office:value="19767" table:style-name="ce6">
            <text:p>19,767<text:s/></text:p>
          </table:table-cell>
          <table:table-cell office:value-type="float" office:value="56626" table:style-name="ce6">
            <text:p>56,626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37092" table:style-name="ce6">
            <text:p>37,092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21856" table:style-name="ce6">
            <text:p>21,856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28003" table:style-name="ce6">
            <text:p>28,003<text:s/></text:p>
          </table:table-cell>
          <table:table-cell office:value-type="float" office:value="22974" table:style-name="ce6">
            <text:p>22,974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677" table:style-name="ce6">
            <text:p>677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3151" table:style-name="ce6">
            <text:p>3,151<text:s/></text:p>
          </table:table-cell>
          <table:table-cell table:number-columns-repeated="16264"/>
        </table:table-row>
        <table:table-row table:style-name="ro2">
          <table:table-cell office:value-type="date" office:date-value="2020-06-04T00:00:00" table:style-name="ce5">
            <text:p>2020/6/4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41080" table:style-name="ce6">
            <text:p>41,080<text:s/></text:p>
          </table:table-cell>
          <table:table-cell office:value-type="float" office:value="40283" table:style-name="ce6">
            <text:p>40,283<text:s/></text:p>
          </table:table-cell>
          <table:table-cell office:value-type="float" office:value="25487" table:style-name="ce6">
            <text:p>25,487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8654" table:style-name="ce6">
            <text:p>18,654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32057" table:style-name="ce6">
            <text:p>32,057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35392" table:style-name="ce6">
            <text:p>35,392<text:s/></text:p>
          </table:table-cell>
          <table:table-cell office:value-type="float" office:value="25807" table:style-name="ce6">
            <text:p>25,807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23597" table:style-name="ce6">
            <text:p>23,597<text:s/></text:p>
          </table:table-cell>
          <table:table-cell office:value-type="float" office:value="111618" table:style-name="ce6">
            <text:p>111,618<text:s/></text:p>
          </table:table-cell>
          <table:table-cell office:value-type="float" office:value="36277" table:style-name="ce6">
            <text:p>36,277<text:s/></text:p>
          </table:table-cell>
          <table:table-cell office:value-type="float" office:value="20427" table:style-name="ce6">
            <text:p>20,427<text:s/></text:p>
          </table:table-cell>
          <table:table-cell office:value-type="float" office:value="22613" table:style-name="ce6">
            <text:p>22,613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25681" table:style-name="ce6">
            <text:p>25,681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30000" table:style-name="ce6">
            <text:p>30,000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8779" table:style-name="ce6">
            <text:p>18,779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29962" table:style-name="ce6">
            <text:p>29,962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37042" table:style-name="ce6">
            <text:p>37,042<text:s/></text:p>
          </table:table-cell>
          <table:table-cell office:value-type="float" office:value="38356" table:style-name="ce6">
            <text:p>38,356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48122" table:style-name="ce6">
            <text:p>48,122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28797" table:style-name="ce6">
            <text:p>28,797<text:s/></text:p>
          </table:table-cell>
          <table:table-cell office:value-type="float" office:value="31528" table:style-name="ce6">
            <text:p>31,528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57228" table:style-name="ce6">
            <text:p>57,228<text:s/></text:p>
          </table:table-cell>
          <table:table-cell office:value-type="float" office:value="20008" table:style-name="ce6">
            <text:p>20,008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37746" table:style-name="ce6">
            <text:p>37,746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21743" table:style-name="ce6">
            <text:p>21,743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27661" table:style-name="ce6">
            <text:p>27,661<text:s/></text:p>
          </table:table-cell>
          <table:table-cell office:value-type="float" office:value="22841" table:style-name="ce6">
            <text:p>22,841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3202" table:style-name="ce6">
            <text:p>3,202<text:s/></text:p>
          </table:table-cell>
          <table:table-cell table:number-columns-repeated="16264"/>
        </table:table-row>
        <table:table-row table:style-name="ro2">
          <table:table-cell office:value-type="date" office:date-value="2020-06-05T00:00:00" table:style-name="ce5">
            <text:p>2020/6/5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43047" table:style-name="ce6">
            <text:p>43,047<text:s/></text:p>
          </table:table-cell>
          <table:table-cell office:value-type="float" office:value="45324" table:style-name="ce6">
            <text:p>45,324<text:s/></text:p>
          </table:table-cell>
          <table:table-cell office:value-type="float" office:value="26363" table:style-name="ce6">
            <text:p>26,363<text:s/></text:p>
          </table:table-cell>
          <table:table-cell office:value-type="float" office:value="14776" table:style-name="ce6">
            <text:p>14,776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33028" table:style-name="ce6">
            <text:p>33,028<text:s/></text:p>
          </table:table-cell>
          <table:table-cell office:value-type="float" office:value="24478" table:style-name="ce6">
            <text:p>24,47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36460" table:style-name="ce6">
            <text:p>36,460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147852" table:style-name="ce6">
            <text:p>147,852<text:s/></text:p>
          </table:table-cell>
          <table:table-cell office:value-type="float" office:value="42747" table:style-name="ce6">
            <text:p>42,747<text:s/></text:p>
          </table:table-cell>
          <table:table-cell office:value-type="float" office:value="21793" table:style-name="ce6">
            <text:p>21,793<text:s/></text:p>
          </table:table-cell>
          <table:table-cell office:value-type="float" office:value="23473" table:style-name="ce6">
            <text:p>23,473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27904" table:style-name="ce6">
            <text:p>27,904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30673" table:style-name="ce6">
            <text:p>30,673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30561" table:style-name="ce6">
            <text:p>30,561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22513" table:style-name="ce6">
            <text:p>22,513<text:s/></text:p>
          </table:table-cell>
          <table:table-cell office:value-type="float" office:value="23159" table:style-name="ce6">
            <text:p>23,159<text:s/></text:p>
          </table:table-cell>
          <table:table-cell office:value-type="float" office:value="27808" table:style-name="ce6">
            <text:p>27,808<text:s/></text:p>
          </table:table-cell>
          <table:table-cell office:value-type="float" office:value="41935" table:style-name="ce6">
            <text:p>41,935<text:s/></text:p>
          </table:table-cell>
          <table:table-cell office:value-type="float" office:value="39826" table:style-name="ce6">
            <text:p>39,826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25555" table:style-name="ce6">
            <text:p>25,555<text:s/></text:p>
          </table:table-cell>
          <table:table-cell office:value-type="float" office:value="57886" table:style-name="ce6">
            <text:p>57,886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30861" table:style-name="ce6">
            <text:p>30,861<text:s/></text:p>
          </table:table-cell>
          <table:table-cell office:value-type="float" office:value="37674" table:style-name="ce6">
            <text:p>37,674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67964" table:style-name="ce6">
            <text:p>67,964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25923" table:style-name="ce6">
            <text:p>25,923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38910" table:style-name="ce6">
            <text:p>38,910<text:s/></text:p>
          </table:table-cell>
          <table:table-cell office:value-type="float" office:value="23014" table:style-name="ce6">
            <text:p>23,014<text:s/></text:p>
          </table:table-cell>
          <table:table-cell office:value-type="float" office:value="24654" table:style-name="ce6">
            <text:p>24,654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29475" table:style-name="ce6">
            <text:p>29,475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3459" table:style-name="ce6">
            <text:p>3,459<text:s/></text:p>
          </table:table-cell>
          <table:table-cell table:number-columns-repeated="16264"/>
        </table:table-row>
        <table:table-row table:style-name="ro2">
          <table:table-cell office:value-type="date" office:date-value="2020-06-06T00:00:00" table:style-name="ce5">
            <text:p>2020/6/6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41953" table:style-name="ce6">
            <text:p>41,953<text:s/></text:p>
          </table:table-cell>
          <table:table-cell office:value-type="float" office:value="16536" table:style-name="ce6">
            <text:p>16,536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25245" table:style-name="ce6">
            <text:p>25,245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20229" table:style-name="ce6">
            <text:p>20,229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25874" table:style-name="ce6">
            <text:p>125,874<text:s/></text:p>
          </table:table-cell>
          <table:table-cell office:value-type="float" office:value="41563" table:style-name="ce6">
            <text:p>41,563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25587" table:style-name="ce6">
            <text:p>25,587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1878" table:style-name="ce6">
            <text:p>21,878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30174" table:style-name="ce6">
            <text:p>30,174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24400" table:style-name="ce6">
            <text:p>24,400<text:s/></text:p>
          </table:table-cell>
          <table:table-cell office:value-type="float" office:value="34249" table:style-name="ce6">
            <text:p>34,249<text:s/></text:p>
          </table:table-cell>
          <table:table-cell office:value-type="float" office:value="28415" table:style-name="ce6">
            <text:p>28,415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63036" table:style-name="ce6">
            <text:p>63,036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26563" table:style-name="ce6">
            <text:p>26,563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53804" table:style-name="ce6">
            <text:p>53,804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7135" table:style-name="ce6">
            <text:p>7,135<text:s/></text:p>
          </table:table-cell>
          <table:table-cell office:value-type="float" office:value="521" table:style-name="ce6">
            <text:p>521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2412" table:style-name="ce6">
            <text:p>2,412<text:s/></text:p>
          </table:table-cell>
          <table:table-cell table:number-columns-repeated="16264"/>
        </table:table-row>
        <table:table-row table:style-name="ro2">
          <table:table-cell office:value-type="date" office:date-value="2020-06-07T00:00:00" table:style-name="ce5">
            <text:p>2020/6/7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30263" table:style-name="ce6">
            <text:p>30,263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110662" table:style-name="ce6">
            <text:p>110,662<text:s/></text:p>
          </table:table-cell>
          <table:table-cell office:value-type="float" office:value="31272" table:style-name="ce6">
            <text:p>31,272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18310" table:style-name="ce6">
            <text:p>18,310<text:s/></text:p>
          </table:table-cell>
          <table:table-cell office:value-type="float" office:value="28903" table:style-name="ce6">
            <text:p>28,903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44928" table:style-name="ce6">
            <text:p>44,928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41297" table:style-name="ce6">
            <text:p>41,297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021" table:style-name="ce6">
            <text:p>2,021<text:s/></text:p>
          </table:table-cell>
          <table:table-cell table:number-columns-repeated="16264"/>
        </table:table-row>
        <table:table-row table:style-name="ro2">
          <table:table-cell office:value-type="date" office:date-value="2020-06-08T00:00:00" table:style-name="ce5">
            <text:p>2020/6/8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39953" table:style-name="ce6">
            <text:p>39,953<text:s/></text:p>
          </table:table-cell>
          <table:table-cell office:value-type="float" office:value="35878" table:style-name="ce6">
            <text:p>35,878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16521" table:style-name="ce6">
            <text:p>16,521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26530" table:style-name="ce6">
            <text:p>26,530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22094" table:style-name="ce6">
            <text:p>22,094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31253" table:style-name="ce6">
            <text:p>31,253<text:s/></text:p>
          </table:table-cell>
          <table:table-cell office:value-type="float" office:value="21773" table:style-name="ce6">
            <text:p>21,773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35105" table:style-name="ce6">
            <text:p>35,105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24683" table:style-name="ce6">
            <text:p>24,683<text:s/></text:p>
          </table:table-cell>
          <table:table-cell office:value-type="float" office:value="19327" table:style-name="ce6">
            <text:p>19,327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105585" table:style-name="ce6">
            <text:p>105,585<text:s/></text:p>
          </table:table-cell>
          <table:table-cell office:value-type="float" office:value="32899" table:style-name="ce6">
            <text:p>32,899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21668" table:style-name="ce6">
            <text:p>21,668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24306" table:style-name="ce6">
            <text:p>24,306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2883" table:style-name="ce6">
            <text:p>22,883<text:s/></text:p>
          </table:table-cell>
          <table:table-cell office:value-type="float" office:value="24897" table:style-name="ce6">
            <text:p>24,897<text:s/></text:p>
          </table:table-cell>
          <table:table-cell office:value-type="float" office:value="36505" table:style-name="ce6">
            <text:p>36,505<text:s/></text:p>
          </table:table-cell>
          <table:table-cell office:value-type="float" office:value="37945" table:style-name="ce6">
            <text:p>37,945<text:s/></text:p>
          </table:table-cell>
          <table:table-cell office:value-type="float" office:value="25154" table:style-name="ce6">
            <text:p>25,154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46613" table:style-name="ce6">
            <text:p>46,613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27589" table:style-name="ce6">
            <text:p>27,589<text:s/></text:p>
          </table:table-cell>
          <table:table-cell office:value-type="float" office:value="29823" table:style-name="ce6">
            <text:p>29,823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55346" table:style-name="ce6">
            <text:p>55,346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4936" table:style-name="ce6">
            <text:p>14,936<text:s/></text:p>
          </table:table-cell>
          <table:table-cell office:value-type="float" office:value="17008" table:style-name="ce6">
            <text:p>17,008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36521" table:style-name="ce6">
            <text:p>36,521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166" table:style-name="ce6">
            <text:p>3,166<text:s/></text:p>
          </table:table-cell>
          <table:table-cell table:number-columns-repeated="16264"/>
        </table:table-row>
        <table:table-row table:style-name="ro2">
          <table:table-cell office:value-type="date" office:date-value="2020-06-09T00:00:00" table:style-name="ce5">
            <text:p>2020/6/9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40316" table:style-name="ce6">
            <text:p>40,316<text:s/></text:p>
          </table:table-cell>
          <table:table-cell office:value-type="float" office:value="37792" table:style-name="ce6">
            <text:p>37,792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22541" table:style-name="ce6">
            <text:p>22,541<text:s/></text:p>
          </table:table-cell>
          <table:table-cell office:value-type="float" office:value="16543" table:style-name="ce6">
            <text:p>16,543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16221" table:style-name="ce6">
            <text:p>16,221<text:s/></text:p>
          </table:table-cell>
          <table:table-cell office:value-type="float" office:value="31845" table:style-name="ce6">
            <text:p>31,845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35314" table:style-name="ce6">
            <text:p>35,314<text:s/></text:p>
          </table:table-cell>
          <table:table-cell office:value-type="float" office:value="26023" table:style-name="ce6">
            <text:p>26,023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24332" table:style-name="ce6">
            <text:p>24,332<text:s/></text:p>
          </table:table-cell>
          <table:table-cell office:value-type="float" office:value="107223" table:style-name="ce6">
            <text:p>107,223<text:s/></text:p>
          </table:table-cell>
          <table:table-cell office:value-type="float" office:value="34903" table:style-name="ce6">
            <text:p>34,903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25208" table:style-name="ce6">
            <text:p>25,208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22930" table:style-name="ce6">
            <text:p>22,930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30059" table:style-name="ce6">
            <text:p>30,059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18649" table:style-name="ce6">
            <text:p>18,649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29404" table:style-name="ce6">
            <text:p>29,404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26186" table:style-name="ce6">
            <text:p>26,186<text:s/></text:p>
          </table:table-cell>
          <table:table-cell office:value-type="float" office:value="37083" table:style-name="ce6">
            <text:p>37,083<text:s/></text:p>
          </table:table-cell>
          <table:table-cell office:value-type="float" office:value="38472" table:style-name="ce6">
            <text:p>38,472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48217" table:style-name="ce6">
            <text:p>48,217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28516" table:style-name="ce6">
            <text:p>28,516<text:s/></text:p>
          </table:table-cell>
          <table:table-cell office:value-type="float" office:value="31822" table:style-name="ce6">
            <text:p>31,822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56278" table:style-name="ce6">
            <text:p>56,278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17365" table:style-name="ce6">
            <text:p>17,365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18389" table:style-name="ce6">
            <text:p>18,389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37315" table:style-name="ce6">
            <text:p>37,315<text:s/></text:p>
          </table:table-cell>
          <table:table-cell office:value-type="float" office:value="22091" table:style-name="ce6">
            <text:p>22,091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3430" table:style-name="ce6">
            <text:p>3,430<text:s/></text:p>
          </table:table-cell>
          <table:table-cell table:number-columns-repeated="16264"/>
        </table:table-row>
        <table:table-row table:style-name="ro2">
          <table:table-cell office:value-type="date" office:date-value="2020-06-10T00:00:00" table:style-name="ce5">
            <text:p>2020/6/10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41114" table:style-name="ce6">
            <text:p>41,114<text:s/></text:p>
          </table:table-cell>
          <table:table-cell office:value-type="float" office:value="39757" table:style-name="ce6">
            <text:p>39,757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8916" table:style-name="ce6">
            <text:p>18,916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16981" table:style-name="ce6">
            <text:p>16,981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6751" table:style-name="ce6">
            <text:p>16,751<text:s/></text:p>
          </table:table-cell>
          <table:table-cell office:value-type="float" office:value="32763" table:style-name="ce6">
            <text:p>32,763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36150" table:style-name="ce6">
            <text:p>36,150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25263" table:style-name="ce6">
            <text:p>25,263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111489" table:style-name="ce6">
            <text:p>111,489<text:s/></text:p>
          </table:table-cell>
          <table:table-cell office:value-type="float" office:value="36764" table:style-name="ce6">
            <text:p>36,764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26507" table:style-name="ce6">
            <text:p>26,507<text:s/></text:p>
          </table:table-cell>
          <table:table-cell office:value-type="float" office:value="26069" table:style-name="ce6">
            <text:p>26,069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30996" table:style-name="ce6">
            <text:p>30,996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6484" table:style-name="ce6">
            <text:p>26,484<text:s/></text:p>
          </table:table-cell>
          <table:table-cell office:value-type="float" office:value="38286" table:style-name="ce6">
            <text:p>38,286<text:s/></text:p>
          </table:table-cell>
          <table:table-cell office:value-type="float" office:value="39338" table:style-name="ce6">
            <text:p>39,338<text:s/></text:p>
          </table:table-cell>
          <table:table-cell office:value-type="float" office:value="26171" table:style-name="ce6">
            <text:p>26,171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50711" table:style-name="ce6">
            <text:p>50,711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29454" table:style-name="ce6">
            <text:p>29,454<text:s/></text:p>
          </table:table-cell>
          <table:table-cell office:value-type="float" office:value="33158" table:style-name="ce6">
            <text:p>33,158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58198" table:style-name="ce6">
            <text:p>58,198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5050" table:style-name="ce6">
            <text:p>15,050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18713" table:style-name="ce6">
            <text:p>18,713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37670" table:style-name="ce6">
            <text:p>37,670<text:s/></text:p>
          </table:table-cell>
          <table:table-cell office:value-type="float" office:value="22830" table:style-name="ce6">
            <text:p>22,830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9379" table:style-name="ce6">
            <text:p>9,379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29337" table:style-name="ce6">
            <text:p>29,337<text:s/></text:p>
          </table:table-cell>
          <table:table-cell office:value-type="float" office:value="23465" table:style-name="ce6">
            <text:p>23,465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3233" table:style-name="ce6">
            <text:p>3,233<text:s/></text:p>
          </table:table-cell>
          <table:table-cell table:number-columns-repeated="16264"/>
        </table:table-row>
        <table:table-row table:style-name="ro2">
          <table:table-cell office:value-type="date" office:date-value="2020-06-11T00:00:00" table:style-name="ce5">
            <text:p>2020/6/11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41854" table:style-name="ce6">
            <text:p>41,854<text:s/></text:p>
          </table:table-cell>
          <table:table-cell office:value-type="float" office:value="40079" table:style-name="ce6">
            <text:p>40,079<text:s/></text:p>
          </table:table-cell>
          <table:table-cell office:value-type="float" office:value="25820" table:style-name="ce6">
            <text:p>25,820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32472" table:style-name="ce6">
            <text:p>32,472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35880" table:style-name="ce6">
            <text:p>35,880<text:s/></text:p>
          </table:table-cell>
          <table:table-cell office:value-type="float" office:value="26161" table:style-name="ce6">
            <text:p>26,161<text:s/></text:p>
          </table:table-cell>
          <table:table-cell office:value-type="float" office:value="25300" table:style-name="ce6">
            <text:p>25,300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15233" table:style-name="ce6">
            <text:p>115,233<text:s/></text:p>
          </table:table-cell>
          <table:table-cell office:value-type="float" office:value="37362" table:style-name="ce6">
            <text:p>37,362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26006" table:style-name="ce6">
            <text:p>26,006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26019" table:style-name="ce6">
            <text:p>26,019<text:s/></text:p>
          </table:table-cell>
          <table:table-cell office:value-type="float" office:value="22754" table:style-name="ce6">
            <text:p>22,754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29663" table:style-name="ce6">
            <text:p>29,663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30038" table:style-name="ce6">
            <text:p>30,038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23234" table:style-name="ce6">
            <text:p>23,234<text:s/></text:p>
          </table:table-cell>
          <table:table-cell office:value-type="float" office:value="26138" table:style-name="ce6">
            <text:p>26,138<text:s/></text:p>
          </table:table-cell>
          <table:table-cell office:value-type="float" office:value="38153" table:style-name="ce6">
            <text:p>38,153<text:s/></text:p>
          </table:table-cell>
          <table:table-cell office:value-type="float" office:value="38601" table:style-name="ce6">
            <text:p>38,601<text:s/></text:p>
          </table:table-cell>
          <table:table-cell office:value-type="float" office:value="25834" table:style-name="ce6">
            <text:p>25,834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50576" table:style-name="ce6">
            <text:p>50,576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29151" table:style-name="ce6">
            <text:p>29,151<text:s/></text:p>
          </table:table-cell>
          <table:table-cell office:value-type="float" office:value="33652" table:style-name="ce6">
            <text:p>33,652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59443" table:style-name="ce6">
            <text:p>59,443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18028" table:style-name="ce6">
            <text:p>18,028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18905" table:style-name="ce6">
            <text:p>18,905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38354" table:style-name="ce6">
            <text:p>38,354<text:s/></text:p>
          </table:table-cell>
          <table:table-cell office:value-type="float" office:value="22488" table:style-name="ce6">
            <text:p>22,488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28218" table:style-name="ce6">
            <text:p>28,218<text:s/></text:p>
          </table:table-cell>
          <table:table-cell office:value-type="float" office:value="23167" table:style-name="ce6">
            <text:p>23,167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3277" table:style-name="ce6">
            <text:p>3,277<text:s/></text:p>
          </table:table-cell>
          <table:table-cell table:number-columns-repeated="16264"/>
        </table:table-row>
        <table:table-row table:style-name="ro2">
          <table:table-cell office:value-type="date" office:date-value="2020-06-12T00:00:00" table:style-name="ce5">
            <text:p>2020/6/12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43933" table:style-name="ce6">
            <text:p>43,933<text:s/></text:p>
          </table:table-cell>
          <table:table-cell office:value-type="float" office:value="46782" table:style-name="ce6">
            <text:p>46,782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28101" table:style-name="ce6">
            <text:p>28,101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33876" table:style-name="ce6">
            <text:p>33,876<text:s/></text:p>
          </table:table-cell>
          <table:table-cell office:value-type="float" office:value="25797" table:style-name="ce6">
            <text:p>25,797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37329" table:style-name="ce6">
            <text:p>37,329<text:s/></text:p>
          </table:table-cell>
          <table:table-cell office:value-type="float" office:value="27277" table:style-name="ce6">
            <text:p>27,277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144923" table:style-name="ce6">
            <text:p>144,923<text:s/></text:p>
          </table:table-cell>
          <table:table-cell office:value-type="float" office:value="43940" table:style-name="ce6">
            <text:p>43,940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29296" table:style-name="ce6">
            <text:p>29,296<text:s/></text:p>
          </table:table-cell>
          <table:table-cell office:value-type="float" office:value="28253" table:style-name="ce6">
            <text:p>28,253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31015" table:style-name="ce6">
            <text:p>31,015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32315" table:style-name="ce6">
            <text:p>32,315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3056" table:style-name="ce6">
            <text:p>23,056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28493" table:style-name="ce6">
            <text:p>28,493<text:s/></text:p>
          </table:table-cell>
          <table:table-cell office:value-type="float" office:value="42996" table:style-name="ce6">
            <text:p>42,996<text:s/></text:p>
          </table:table-cell>
          <table:table-cell office:value-type="float" office:value="40086" table:style-name="ce6">
            <text:p>40,086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62464" table:style-name="ce6">
            <text:p>62,464<text:s/></text:p>
          </table:table-cell>
          <table:table-cell office:value-type="float" office:value="23855" table:style-name="ce6">
            <text:p>23,855<text:s/></text:p>
          </table:table-cell>
          <table:table-cell office:value-type="float" office:value="32268" table:style-name="ce6">
            <text:p>32,268<text:s/></text:p>
          </table:table-cell>
          <table:table-cell office:value-type="float" office:value="38693" table:style-name="ce6">
            <text:p>38,693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69225" table:style-name="ce6">
            <text:p>69,225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27652" table:style-name="ce6">
            <text:p>27,652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39797" table:style-name="ce6">
            <text:p>39,797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25330" table:style-name="ce6">
            <text:p>25,330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30093" table:style-name="ce6">
            <text:p>30,093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3401" table:style-name="ce6">
            <text:p>3,401<text:s/></text:p>
          </table:table-cell>
          <table:table-cell table:number-columns-repeated="16264"/>
        </table:table-row>
        <table:table-row table:style-name="ro2">
          <table:table-cell office:value-type="date" office:date-value="2020-06-13T00:00:00" table:style-name="ce5">
            <text:p>2020/6/13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42953" table:style-name="ce6">
            <text:p>42,953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29503" table:style-name="ce6">
            <text:p>29,503<text:s/></text:p>
          </table:table-cell>
          <table:table-cell office:value-type="float" office:value="21575" table:style-name="ce6">
            <text:p>21,575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137803" table:style-name="ce6">
            <text:p>137,803<text:s/></text:p>
          </table:table-cell>
          <table:table-cell office:value-type="float" office:value="44765" table:style-name="ce6">
            <text:p>44,765<text:s/></text:p>
          </table:table-cell>
          <table:table-cell office:value-type="float" office:value="17485" table:style-name="ce6">
            <text:p>17,485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27362" table:style-name="ce6">
            <text:p>27,362<text:s/></text:p>
          </table:table-cell>
          <table:table-cell office:value-type="float" office:value="28542" table:style-name="ce6">
            <text:p>28,542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25109" table:style-name="ce6">
            <text:p>25,109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14963" table:style-name="ce6">
            <text:p>14,963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36385" table:style-name="ce6">
            <text:p>36,385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0771" table:style-name="ce6">
            <text:p>20,771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67049" table:style-name="ce6">
            <text:p>67,049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17856" table:style-name="ce6">
            <text:p>17,856<text:s/></text:p>
          </table:table-cell>
          <table:table-cell office:value-type="float" office:value="54469" table:style-name="ce6">
            <text:p>54,469<text:s/></text:p>
          </table:table-cell>
          <table:table-cell office:value-type="float" office:value="14495" table:style-name="ce6">
            <text:p>14,495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21267" table:style-name="ce6">
            <text:p>21,267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537" table:style-name="ce6">
            <text:p>2,537<text:s/></text:p>
          </table:table-cell>
          <table:table-cell table:number-columns-repeated="16264"/>
        </table:table-row>
        <table:table-row table:style-name="ro2">
          <table:table-cell office:value-type="date" office:date-value="2020-06-14T00:00:00" table:style-name="ce5">
            <text:p>2020/6/14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16192" table:style-name="ce6">
            <text:p>16,192<text:s/></text:p>
          </table:table-cell>
          <table:table-cell office:value-type="float" office:value="32064" table:style-name="ce6">
            <text:p>32,064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9282" table:style-name="ce6">
            <text:p>19,282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122043" table:style-name="ce6">
            <text:p>122,043<text:s/></text:p>
          </table:table-cell>
          <table:table-cell office:value-type="float" office:value="31973" table:style-name="ce6">
            <text:p>31,973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21385" table:style-name="ce6">
            <text:p>21,385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30415" table:style-name="ce6">
            <text:p>30,415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47813" table:style-name="ce6">
            <text:p>47,813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42149" table:style-name="ce6">
            <text:p>42,149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186" table:style-name="ce6">
            <text:p>2,186<text:s/></text:p>
          </table:table-cell>
          <table:table-cell table:number-columns-repeated="16264"/>
        </table:table-row>
        <table:table-row table:style-name="ro2">
          <table:table-cell office:value-type="date" office:date-value="2020-06-15T00:00:00" table:style-name="ce5">
            <text:p>2020/6/15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39877" table:style-name="ce6">
            <text:p>39,877<text:s/></text:p>
          </table:table-cell>
          <table:table-cell office:value-type="float" office:value="37248" table:style-name="ce6">
            <text:p>37,248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26495" table:style-name="ce6">
            <text:p>26,495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22669" table:style-name="ce6">
            <text:p>22,669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31297" table:style-name="ce6">
            <text:p>31,297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35017" table:style-name="ce6">
            <text:p>35,017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110372" table:style-name="ce6">
            <text:p>110,372<text:s/></text:p>
          </table:table-cell>
          <table:table-cell office:value-type="float" office:value="33997" table:style-name="ce6">
            <text:p>33,997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25592" table:style-name="ce6">
            <text:p>25,592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29793" table:style-name="ce6">
            <text:p>29,793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22803" table:style-name="ce6">
            <text:p>22,803<text:s/></text:p>
          </table:table-cell>
          <table:table-cell office:value-type="float" office:value="25631" table:style-name="ce6">
            <text:p>25,631<text:s/></text:p>
          </table:table-cell>
          <table:table-cell office:value-type="float" office:value="37634" table:style-name="ce6">
            <text:p>37,634<text:s/></text:p>
          </table:table-cell>
          <table:table-cell office:value-type="float" office:value="37733" table:style-name="ce6">
            <text:p>37,733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49199" table:style-name="ce6">
            <text:p>49,199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30605" table:style-name="ce6">
            <text:p>30,605<text:s/></text:p>
          </table:table-cell>
          <table:table-cell office:value-type="float" office:value="18736" table:style-name="ce6">
            <text:p>18,736<text:s/></text:p>
          </table:table-cell>
          <table:table-cell office:value-type="float" office:value="56020" table:style-name="ce6">
            <text:p>56,020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17045" table:style-name="ce6">
            <text:p>17,045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36214" table:style-name="ce6">
            <text:p>36,214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23294" table:style-name="ce6">
            <text:p>23,294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3179" table:style-name="ce6">
            <text:p>3,179<text:s/></text:p>
          </table:table-cell>
          <table:table-cell table:number-columns-repeated="16264"/>
        </table:table-row>
        <table:table-row table:style-name="ro2">
          <table:table-cell office:value-type="date" office:date-value="2020-06-16T00:00:00" table:style-name="ce5">
            <text:p>2020/6/16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41055" table:style-name="ce6">
            <text:p>41,055<text:s/></text:p>
          </table:table-cell>
          <table:table-cell office:value-type="float" office:value="39472" table:style-name="ce6">
            <text:p>39,472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32336" table:style-name="ce6">
            <text:p>32,336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35719" table:style-name="ce6">
            <text:p>35,719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19986" table:style-name="ce6">
            <text:p>19,986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111097" table:style-name="ce6">
            <text:p>111,097<text:s/></text:p>
          </table:table-cell>
          <table:table-cell office:value-type="float" office:value="35819" table:style-name="ce6">
            <text:p>35,819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26330" table:style-name="ce6">
            <text:p>26,330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22517" table:style-name="ce6">
            <text:p>22,517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30181" table:style-name="ce6">
            <text:p>30,181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8580" table:style-name="ce6">
            <text:p>18,580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29550" table:style-name="ce6">
            <text:p>29,550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37712" table:style-name="ce6">
            <text:p>37,712<text:s/></text:p>
          </table:table-cell>
          <table:table-cell office:value-type="float" office:value="38289" table:style-name="ce6">
            <text:p>38,289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24141" table:style-name="ce6">
            <text:p>24,141<text:s/></text:p>
          </table:table-cell>
          <table:table-cell office:value-type="float" office:value="49857" table:style-name="ce6">
            <text:p>49,857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28415" table:style-name="ce6">
            <text:p>28,415<text:s/></text:p>
          </table:table-cell>
          <table:table-cell office:value-type="float" office:value="32173" table:style-name="ce6">
            <text:p>32,173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57400" table:style-name="ce6">
            <text:p>57,400<text:s/></text:p>
          </table:table-cell>
          <table:table-cell office:value-type="float" office:value="19929" table:style-name="ce6">
            <text:p>19,929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8687" table:style-name="ce6">
            <text:p>18,687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7062" table:style-name="ce6">
            <text:p>37,062<text:s/></text:p>
          </table:table-cell>
          <table:table-cell office:value-type="float" office:value="22515" table:style-name="ce6">
            <text:p>22,515<text:s/></text:p>
          </table:table-cell>
          <table:table-cell office:value-type="float" office:value="23722" table:style-name="ce6">
            <text:p>23,722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28564" table:style-name="ce6">
            <text:p>28,564<text:s/></text:p>
          </table:table-cell>
          <table:table-cell office:value-type="float" office:value="22613" table:style-name="ce6">
            <text:p>22,613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239" table:style-name="ce6">
            <text:p>3,239<text:s/></text:p>
          </table:table-cell>
          <table:table-cell table:number-columns-repeated="16264"/>
        </table:table-row>
        <table:table-row table:style-name="ro2">
          <table:table-cell office:value-type="date" office:date-value="2020-06-17T00:00:00" table:style-name="ce5">
            <text:p>2020/6/17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41445" table:style-name="ce6">
            <text:p>41,445<text:s/></text:p>
          </table:table-cell>
          <table:table-cell office:value-type="float" office:value="39791" table:style-name="ce6">
            <text:p>39,791<text:s/></text:p>
          </table:table-cell>
          <table:table-cell office:value-type="float" office:value="24932" table:style-name="ce6">
            <text:p>24,932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16541" table:style-name="ce6">
            <text:p>16,541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33212" table:style-name="ce6">
            <text:p>33,212<text:s/></text:p>
          </table:table-cell>
          <table:table-cell office:value-type="float" office:value="23513" table:style-name="ce6">
            <text:p>23,513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35491" table:style-name="ce6">
            <text:p>35,491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25498" table:style-name="ce6">
            <text:p>25,498<text:s/></text:p>
          </table:table-cell>
          <table:table-cell office:value-type="float" office:value="19916" table:style-name="ce6">
            <text:p>19,916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113394" table:style-name="ce6">
            <text:p>113,394<text:s/></text:p>
          </table:table-cell>
          <table:table-cell office:value-type="float" office:value="37645" table:style-name="ce6">
            <text:p>37,645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30604" table:style-name="ce6">
            <text:p>30,604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29365" table:style-name="ce6">
            <text:p>29,365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38316" table:style-name="ce6">
            <text:p>38,316<text:s/></text:p>
          </table:table-cell>
          <table:table-cell office:value-type="float" office:value="38359" table:style-name="ce6">
            <text:p>38,359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24620" table:style-name="ce6">
            <text:p>24,620<text:s/></text:p>
          </table:table-cell>
          <table:table-cell office:value-type="float" office:value="50611" table:style-name="ce6">
            <text:p>50,611<text:s/></text:p>
          </table:table-cell>
          <table:table-cell office:value-type="float" office:value="23100" table:style-name="ce6">
            <text:p>23,100<text:s/></text:p>
          </table:table-cell>
          <table:table-cell office:value-type="float" office:value="29347" table:style-name="ce6">
            <text:p>29,347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58242" table:style-name="ce6">
            <text:p>58,242<text:s/></text:p>
          </table:table-cell>
          <table:table-cell office:value-type="float" office:value="19997" table:style-name="ce6">
            <text:p>19,997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37620" table:style-name="ce6">
            <text:p>37,620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24210" table:style-name="ce6">
            <text:p>24,210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3231" table:style-name="ce6">
            <text:p>3,231<text:s/></text:p>
          </table:table-cell>
          <table:table-cell table:number-columns-repeated="16264"/>
        </table:table-row>
        <table:table-row table:style-name="ro2">
          <table:table-cell office:value-type="date" office:date-value="2020-06-18T00:00:00" table:style-name="ce5">
            <text:p>2020/6/18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42189" table:style-name="ce6">
            <text:p>42,189<text:s/></text:p>
          </table:table-cell>
          <table:table-cell office:value-type="float" office:value="40521" table:style-name="ce6">
            <text:p>40,521<text:s/></text:p>
          </table:table-cell>
          <table:table-cell office:value-type="float" office:value="25017" table:style-name="ce6">
            <text:p>25,017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8812" table:style-name="ce6">
            <text:p>18,812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16772" table:style-name="ce6">
            <text:p>16,772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16918" table:style-name="ce6">
            <text:p>16,918<text:s/></text:p>
          </table:table-cell>
          <table:table-cell office:value-type="float" office:value="33152" table:style-name="ce6">
            <text:p>33,152<text:s/></text:p>
          </table:table-cell>
          <table:table-cell office:value-type="float" office:value="23831" table:style-name="ce6">
            <text:p>23,831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35847" table:style-name="ce6">
            <text:p>35,847<text:s/></text:p>
          </table:table-cell>
          <table:table-cell office:value-type="float" office:value="26358" table:style-name="ce6">
            <text:p>26,358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117291" table:style-name="ce6">
            <text:p>117,291<text:s/></text:p>
          </table:table-cell>
          <table:table-cell office:value-type="float" office:value="37931" table:style-name="ce6">
            <text:p>37,931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22422" table:style-name="ce6">
            <text:p>22,422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30184" table:style-name="ce6">
            <text:p>30,184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29339" table:style-name="ce6">
            <text:p>29,339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23083" table:style-name="ce6">
            <text:p>23,083<text:s/></text:p>
          </table:table-cell>
          <table:table-cell office:value-type="float" office:value="26204" table:style-name="ce6">
            <text:p>26,204<text:s/></text:p>
          </table:table-cell>
          <table:table-cell office:value-type="float" office:value="38813" table:style-name="ce6">
            <text:p>38,813<text:s/></text:p>
          </table:table-cell>
          <table:table-cell office:value-type="float" office:value="38735" table:style-name="ce6">
            <text:p>38,735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51475" table:style-name="ce6">
            <text:p>51,475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29681" table:style-name="ce6">
            <text:p>29,681<text:s/></text:p>
          </table:table-cell>
          <table:table-cell office:value-type="float" office:value="34420" table:style-name="ce6">
            <text:p>34,420<text:s/></text:p>
          </table:table-cell>
          <table:table-cell office:value-type="float" office:value="20341" table:style-name="ce6">
            <text:p>20,341<text:s/></text:p>
          </table:table-cell>
          <table:table-cell office:value-type="float" office:value="59170" table:style-name="ce6">
            <text:p>59,170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25441" table:style-name="ce6">
            <text:p>25,441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37813" table:style-name="ce6">
            <text:p>37,813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28640" table:style-name="ce6">
            <text:p>28,640<text:s/></text:p>
          </table:table-cell>
          <table:table-cell office:value-type="float" office:value="22749" table:style-name="ce6">
            <text:p>22,749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3265" table:style-name="ce6">
            <text:p>3,265<text:s/></text:p>
          </table:table-cell>
          <table:table-cell table:number-columns-repeated="16264"/>
        </table:table-row>
        <table:table-row table:style-name="ro2">
          <table:table-cell office:value-type="date" office:date-value="2020-06-19T00:00:00" table:style-name="ce5">
            <text:p>2020/6/19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43449" table:style-name="ce6">
            <text:p>43,449<text:s/></text:p>
          </table:table-cell>
          <table:table-cell office:value-type="float" office:value="44006" table:style-name="ce6">
            <text:p>44,006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23094" table:style-name="ce6">
            <text:p>23,094<text:s/></text:p>
          </table:table-cell>
          <table:table-cell office:value-type="float" office:value="17319" table:style-name="ce6">
            <text:p>17,319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34106" table:style-name="ce6">
            <text:p>34,106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36467" table:style-name="ce6">
            <text:p>36,467<text:s/></text:p>
          </table:table-cell>
          <table:table-cell office:value-type="float" office:value="26705" table:style-name="ce6">
            <text:p>26,705<text:s/></text:p>
          </table:table-cell>
          <table:table-cell office:value-type="float" office:value="25664" table:style-name="ce6">
            <text:p>25,664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24231" table:style-name="ce6">
            <text:p>24,231<text:s/></text:p>
          </table:table-cell>
          <table:table-cell office:value-type="float" office:value="132403" table:style-name="ce6">
            <text:p>132,403<text:s/></text:p>
          </table:table-cell>
          <table:table-cell office:value-type="float" office:value="43195" table:style-name="ce6">
            <text:p>43,195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26682" table:style-name="ce6">
            <text:p>26,682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30844" table:style-name="ce6">
            <text:p>30,844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29972" table:style-name="ce6">
            <text:p>29,972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22131" table:style-name="ce6">
            <text:p>22,131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27414" table:style-name="ce6">
            <text:p>27,414<text:s/></text:p>
          </table:table-cell>
          <table:table-cell office:value-type="float" office:value="40716" table:style-name="ce6">
            <text:p>40,716<text:s/></text:p>
          </table:table-cell>
          <table:table-cell office:value-type="float" office:value="39663" table:style-name="ce6">
            <text:p>39,663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57377" table:style-name="ce6">
            <text:p>57,377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32523" table:style-name="ce6">
            <text:p>32,523<text:s/></text:p>
          </table:table-cell>
          <table:table-cell office:value-type="float" office:value="37389" table:style-name="ce6">
            <text:p>37,389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64587" table:style-name="ce6">
            <text:p>64,587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5300" table:style-name="ce6">
            <text:p>15,300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26774" table:style-name="ce6">
            <text:p>26,774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39310" table:style-name="ce6">
            <text:p>39,310<text:s/></text:p>
          </table:table-cell>
          <table:table-cell office:value-type="float" office:value="23815" table:style-name="ce6">
            <text:p>23,815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3419" table:style-name="ce6">
            <text:p>3,419<text:s/></text:p>
          </table:table-cell>
          <table:table-cell table:number-columns-repeated="16264"/>
        </table:table-row>
        <table:table-row table:style-name="ro2">
          <table:table-cell office:value-type="date" office:date-value="2020-06-20T00:00:00" table:style-name="ce5">
            <text:p>2020/6/20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34836" table:style-name="ce6">
            <text:p>34,836<text:s/></text:p>
          </table:table-cell>
          <table:table-cell office:value-type="float" office:value="45425" table:style-name="ce6">
            <text:p>45,425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19381" table:style-name="ce6">
            <text:p>19,381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25425" table:style-name="ce6">
            <text:p>25,425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28011" table:style-name="ce6">
            <text:p>28,011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33166" table:style-name="ce6">
            <text:p>33,166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130989" table:style-name="ce6">
            <text:p>130,989<text:s/></text:p>
          </table:table-cell>
          <table:table-cell office:value-type="float" office:value="45081" table:style-name="ce6">
            <text:p>45,081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26408" table:style-name="ce6">
            <text:p>26,408<text:s/></text:p>
          </table:table-cell>
          <table:table-cell office:value-type="float" office:value="26616" table:style-name="ce6">
            <text:p>26,616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10128" table:style-name="ce6">
            <text:p>10,128<text:s/></text:p>
          </table:table-cell>
          <table:table-cell office:value-type="float" office:value="26777" table:style-name="ce6">
            <text:p>26,777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10761" table:style-name="ce6">
            <text:p>10,761<text:s/></text:p>
          </table:table-cell>
          <table:table-cell office:value-type="float" office:value="32382" table:style-name="ce6">
            <text:p>32,382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27437" table:style-name="ce6">
            <text:p>27,437<text:s/></text:p>
          </table:table-cell>
          <table:table-cell office:value-type="float" office:value="40431" table:style-name="ce6">
            <text:p>40,431<text:s/></text:p>
          </table:table-cell>
          <table:table-cell office:value-type="float" office:value="34545" table:style-name="ce6">
            <text:p>34,545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5104" table:style-name="ce6">
            <text:p>25,104<text:s/></text:p>
          </table:table-cell>
          <table:table-cell office:value-type="float" office:value="65665" table:style-name="ce6">
            <text:p>65,665<text:s/></text:p>
          </table:table-cell>
          <table:table-cell office:value-type="float" office:value="18467" table:style-name="ce6">
            <text:p>18,467<text:s/></text:p>
          </table:table-cell>
          <table:table-cell office:value-type="float" office:value="30104" table:style-name="ce6">
            <text:p>30,104<text:s/></text:p>
          </table:table-cell>
          <table:table-cell office:value-type="float" office:value="37689" table:style-name="ce6">
            <text:p>37,689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65783" table:style-name="ce6">
            <text:p>65,783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31886" table:style-name="ce6">
            <text:p>31,886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26621" table:style-name="ce6">
            <text:p>26,621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054" table:style-name="ce6">
            <text:p>3,054<text:s/></text:p>
          </table:table-cell>
          <table:table-cell table:number-columns-repeated="16264"/>
        </table:table-row>
        <table:table-row table:style-name="ro2">
          <table:table-cell office:value-type="date" office:date-value="2020-06-21T00:00:00" table:style-name="ce5">
            <text:p>2020/6/21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31447" table:style-name="ce6">
            <text:p>31,447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6016" table:style-name="ce6">
            <text:p>16,016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116364" table:style-name="ce6">
            <text:p>116,364<text:s/></text:p>
          </table:table-cell>
          <table:table-cell office:value-type="float" office:value="33967" table:style-name="ce6">
            <text:p>33,96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21173" table:style-name="ce6">
            <text:p>21,173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8698" table:style-name="ce6">
            <text:p>18,698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29983" table:style-name="ce6">
            <text:p>29,983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20444" table:style-name="ce6">
            <text:p>20,444<text:s/></text:p>
          </table:table-cell>
          <table:table-cell office:value-type="float" office:value="49668" table:style-name="ce6">
            <text:p>49,668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21385" table:style-name="ce6">
            <text:p>21,385<text:s/></text:p>
          </table:table-cell>
          <table:table-cell office:value-type="float" office:value="23808" table:style-name="ce6">
            <text:p>23,808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43349" table:style-name="ce6">
            <text:p>43,349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082" table:style-name="ce6">
            <text:p>2,082<text:s/></text:p>
          </table:table-cell>
          <table:table-cell table:number-columns-repeated="16264"/>
        </table:table-row>
        <table:table-row table:style-name="ro2">
          <table:table-cell office:value-type="date" office:date-value="2020-06-22T00:00:00" table:style-name="ce5">
            <text:p>2020/6/22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40814" table:style-name="ce6">
            <text:p>40,814<text:s/></text:p>
          </table:table-cell>
          <table:table-cell office:value-type="float" office:value="37963" table:style-name="ce6">
            <text:p>37,963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22396" table:style-name="ce6">
            <text:p>22,396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31660" table:style-name="ce6">
            <text:p>31,660<text:s/></text:p>
          </table:table-cell>
          <table:table-cell office:value-type="float" office:value="22770" table:style-name="ce6">
            <text:p>22,770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34974" table:style-name="ce6">
            <text:p>34,974<text:s/></text:p>
          </table:table-cell>
          <table:table-cell office:value-type="float" office:value="25631" table:style-name="ce6">
            <text:p>25,631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3371" table:style-name="ce6">
            <text:p>23,371<text:s/></text:p>
          </table:table-cell>
          <table:table-cell office:value-type="float" office:value="114735" table:style-name="ce6">
            <text:p>114,735<text:s/></text:p>
          </table:table-cell>
          <table:table-cell office:value-type="float" office:value="35419" table:style-name="ce6">
            <text:p>35,419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25386" table:style-name="ce6">
            <text:p>25,386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22405" table:style-name="ce6">
            <text:p>22,405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29841" table:style-name="ce6">
            <text:p>29,841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7831" table:style-name="ce6">
            <text:p>17,831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25260" table:style-name="ce6">
            <text:p>25,260<text:s/></text:p>
          </table:table-cell>
          <table:table-cell office:value-type="float" office:value="37488" table:style-name="ce6">
            <text:p>37,488<text:s/></text:p>
          </table:table-cell>
          <table:table-cell office:value-type="float" office:value="37334" table:style-name="ce6">
            <text:p>37,334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24458" table:style-name="ce6">
            <text:p>24,458<text:s/></text:p>
          </table:table-cell>
          <table:table-cell office:value-type="float" office:value="51033" table:style-name="ce6">
            <text:p>51,033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28358" table:style-name="ce6">
            <text:p>28,358<text:s/></text:p>
          </table:table-cell>
          <table:table-cell office:value-type="float" office:value="31917" table:style-name="ce6">
            <text:p>31,917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57889" table:style-name="ce6">
            <text:p>57,889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17142" table:style-name="ce6">
            <text:p>17,142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24267" table:style-name="ce6">
            <text:p>24,267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36665" table:style-name="ce6">
            <text:p>36,665<text:s/></text:p>
          </table:table-cell>
          <table:table-cell office:value-type="float" office:value="22404" table:style-name="ce6">
            <text:p>22,404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27910" table:style-name="ce6">
            <text:p>27,910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3170" table:style-name="ce6">
            <text:p>3,170<text:s/></text:p>
          </table:table-cell>
          <table:table-cell table:number-columns-repeated="16264"/>
        </table:table-row>
        <table:table-row table:style-name="ro2">
          <table:table-cell office:value-type="date" office:date-value="2020-06-23T00:00:00" table:style-name="ce5">
            <text:p>2020/6/23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42292" table:style-name="ce6">
            <text:p>42,292<text:s/></text:p>
          </table:table-cell>
          <table:table-cell office:value-type="float" office:value="41233" table:style-name="ce6">
            <text:p>41,233<text:s/></text:p>
          </table:table-cell>
          <table:table-cell office:value-type="float" office:value="24933" table:style-name="ce6">
            <text:p>24,933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6737" table:style-name="ce6">
            <text:p>16,737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33059" table:style-name="ce6">
            <text:p>33,059<text:s/></text:p>
          </table:table-cell>
          <table:table-cell office:value-type="float" office:value="24138" table:style-name="ce6">
            <text:p>24,138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35689" table:style-name="ce6">
            <text:p>35,689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25377" table:style-name="ce6">
            <text:p>25,377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123935" table:style-name="ce6">
            <text:p>123,935<text:s/></text:p>
          </table:table-cell>
          <table:table-cell office:value-type="float" office:value="37498" table:style-name="ce6">
            <text:p>37,498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26261" table:style-name="ce6">
            <text:p>26,261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30613" table:style-name="ce6">
            <text:p>30,613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29470" table:style-name="ce6">
            <text:p>29,470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23024" table:style-name="ce6">
            <text:p>23,024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38956" table:style-name="ce6">
            <text:p>38,956<text:s/></text:p>
          </table:table-cell>
          <table:table-cell office:value-type="float" office:value="38411" table:style-name="ce6">
            <text:p>38,411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52743" table:style-name="ce6">
            <text:p>52,743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34107" table:style-name="ce6">
            <text:p>34,107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59235" table:style-name="ce6">
            <text:p>59,235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24939" table:style-name="ce6">
            <text:p>24,939<text:s/></text:p>
          </table:table-cell>
          <table:table-cell office:value-type="float" office:value="19224" table:style-name="ce6">
            <text:p>19,224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38017" table:style-name="ce6">
            <text:p>38,017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22302" table:style-name="ce6">
            <text:p>22,302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28580" table:style-name="ce6">
            <text:p>28,580<text:s/></text:p>
          </table:table-cell>
          <table:table-cell office:value-type="float" office:value="22814" table:style-name="ce6">
            <text:p>22,814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3282" table:style-name="ce6">
            <text:p>3,282<text:s/></text:p>
          </table:table-cell>
          <table:table-cell table:number-columns-repeated="16264"/>
        </table:table-row>
        <table:table-row table:style-name="ro2">
          <table:table-cell office:value-type="date" office:date-value="2020-06-24T00:00:00" table:style-name="ce5">
            <text:p>2020/6/24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43090" table:style-name="ce6">
            <text:p>43,090<text:s/></text:p>
          </table:table-cell>
          <table:table-cell office:value-type="float" office:value="44602" table:style-name="ce6">
            <text:p>44,602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26993" table:style-name="ce6">
            <text:p>26,993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32889" table:style-name="ce6">
            <text:p>32,889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35687" table:style-name="ce6">
            <text:p>35,687<text:s/></text:p>
          </table:table-cell>
          <table:table-cell office:value-type="float" office:value="25885" table:style-name="ce6">
            <text:p>25,885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23734" table:style-name="ce6">
            <text:p>23,734<text:s/></text:p>
          </table:table-cell>
          <table:table-cell office:value-type="float" office:value="164576" table:style-name="ce6">
            <text:p>164,576<text:s/></text:p>
          </table:table-cell>
          <table:table-cell office:value-type="float" office:value="41323" table:style-name="ce6">
            <text:p>41,323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27237" table:style-name="ce6">
            <text:p>27,237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6402" table:style-name="ce6">
            <text:p>26,402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30378" table:style-name="ce6">
            <text:p>30,378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1008" table:style-name="ce6">
            <text:p>11,008<text:s/></text:p>
          </table:table-cell>
          <table:table-cell office:value-type="float" office:value="30277" table:style-name="ce6">
            <text:p>30,277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22311" table:style-name="ce6">
            <text:p>22,311<text:s/></text:p>
          </table:table-cell>
          <table:table-cell office:value-type="float" office:value="22945" table:style-name="ce6">
            <text:p>22,945<text:s/></text:p>
          </table:table-cell>
          <table:table-cell office:value-type="float" office:value="27322" table:style-name="ce6">
            <text:p>27,322<text:s/></text:p>
          </table:table-cell>
          <table:table-cell office:value-type="float" office:value="44198" table:style-name="ce6">
            <text:p>44,198<text:s/></text:p>
          </table:table-cell>
          <table:table-cell office:value-type="float" office:value="38600" table:style-name="ce6">
            <text:p>38,600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58350" table:style-name="ce6">
            <text:p>58,350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36650" table:style-name="ce6">
            <text:p>36,650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66207" table:style-name="ce6">
            <text:p>66,207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26193" table:style-name="ce6">
            <text:p>26,193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38609" table:style-name="ce6">
            <text:p>38,609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28881" table:style-name="ce6">
            <text:p>28,881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3455" table:style-name="ce6">
            <text:p>3,455<text:s/></text:p>
          </table:table-cell>
          <table:table-cell table:number-columns-repeated="16264"/>
        </table:table-row>
        <table:table-row table:style-name="ro2">
          <table:table-cell office:value-type="date" office:date-value="2020-06-25T00:00:00" table:style-name="ce5">
            <text:p>2020/6/25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30526" table:style-name="ce6">
            <text:p>30,526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25443" table:style-name="ce6">
            <text:p>125,443<text:s/></text:p>
          </table:table-cell>
          <table:table-cell office:value-type="float" office:value="29856" table:style-name="ce6">
            <text:p>29,856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5544" table:style-name="ce6">
            <text:p>15,544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30416" table:style-name="ce6">
            <text:p>30,416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13852" table:style-name="ce6">
            <text:p>13,852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48659" table:style-name="ce6">
            <text:p>48,659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23041" table:style-name="ce6">
            <text:p>23,041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42239" table:style-name="ce6">
            <text:p>42,239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19632" table:style-name="ce6">
            <text:p>19,632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2012" table:style-name="ce6">
            <text:p>2,012<text:s/></text:p>
          </table:table-cell>
          <table:table-cell table:number-columns-repeated="16264"/>
        </table:table-row>
        <table:table-row table:style-name="ro2">
          <table:table-cell office:value-type="date" office:date-value="2020-06-26T00:00:00" table:style-name="ce5">
            <text:p>2020/6/26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37396" table:style-name="ce6">
            <text:p>37,396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125030" table:style-name="ce6">
            <text:p>125,030<text:s/></text:p>
          </table:table-cell>
          <table:table-cell office:value-type="float" office:value="35538" table:style-name="ce6">
            <text:p>35,538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23673" table:style-name="ce6">
            <text:p>23,673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7554" table:style-name="ce6">
            <text:p>17,554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34613" table:style-name="ce6">
            <text:p>34,613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19906" table:style-name="ce6">
            <text:p>19,906<text:s/></text:p>
          </table:table-cell>
          <table:table-cell office:value-type="float" office:value="31438" table:style-name="ce6">
            <text:p>31,438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20940" table:style-name="ce6">
            <text:p>20,940<text:s/></text:p>
          </table:table-cell>
          <table:table-cell office:value-type="float" office:value="57313" table:style-name="ce6">
            <text:p>57,313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47826" table:style-name="ce6">
            <text:p>47,826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2322" table:style-name="ce6">
            <text:p>2,322<text:s/></text:p>
          </table:table-cell>
          <table:table-cell table:number-columns-repeated="16264"/>
        </table:table-row>
        <table:table-row table:style-name="ro2">
          <table:table-cell office:value-type="date" office:date-value="2020-06-27T00:00:00" table:style-name="ce5">
            <text:p>2020/6/27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37815" table:style-name="ce6">
            <text:p>37,815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9082" table:style-name="ce6">
            <text:p>19,082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19231" table:style-name="ce6">
            <text:p>119,231<text:s/></text:p>
          </table:table-cell>
          <table:table-cell office:value-type="float" office:value="36580" table:style-name="ce6">
            <text:p>36,580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24307" table:style-name="ce6">
            <text:p>24,307<text:s/></text:p>
          </table:table-cell>
          <table:table-cell office:value-type="float" office:value="20161" table:style-name="ce6">
            <text:p>20,161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37441" table:style-name="ce6">
            <text:p>37,441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31578" table:style-name="ce6">
            <text:p>31,578<text:s/></text:p>
          </table:table-cell>
          <table:table-cell office:value-type="float" office:value="24587" table:style-name="ce6">
            <text:p>24,587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58695" table:style-name="ce6">
            <text:p>58,695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48060" table:style-name="ce6">
            <text:p>48,060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4974" table:style-name="ce6">
            <text:p>24,974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4946" table:style-name="ce6">
            <text:p>14,946<text:s/></text:p>
          </table:table-cell>
          <table:table-cell office:value-type="float" office:value="17805" table:style-name="ce6">
            <text:p>17,805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534" table:style-name="ce6">
            <text:p>534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2520" table:style-name="ce6">
            <text:p>2,520<text:s/></text:p>
          </table:table-cell>
          <table:table-cell table:number-columns-repeated="16264"/>
        </table:table-row>
        <table:table-row table:style-name="ro2">
          <table:table-cell office:value-type="date" office:date-value="2020-06-28T00:00:00" table:style-name="ce5">
            <text:p>2020/6/28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29811" table:style-name="ce6">
            <text:p>29,811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107589" table:style-name="ce6">
            <text:p>107,589<text:s/></text:p>
          </table:table-cell>
          <table:table-cell office:value-type="float" office:value="29959" table:style-name="ce6">
            <text:p>29,959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19956" table:style-name="ce6">
            <text:p>19,956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28273" table:style-name="ce6">
            <text:p>28,273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46033" table:style-name="ce6">
            <text:p>46,033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39775" table:style-name="ce6">
            <text:p>39,775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2319" table:style-name="ce6">
            <text:p>2,319<text:s/></text:p>
          </table:table-cell>
          <table:table-cell table:number-columns-repeated="16264"/>
        </table:table-row>
        <table:table-row table:style-name="ro2">
          <table:table-cell office:value-type="date" office:date-value="2020-06-29T00:00:00" table:style-name="ce5">
            <text:p>2020/6/29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40154" table:style-name="ce6">
            <text:p>40,154<text:s/></text:p>
          </table:table-cell>
          <table:table-cell office:value-type="float" office:value="38277" table:style-name="ce6">
            <text:p>38,277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22304" table:style-name="ce6">
            <text:p>22,304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6148" table:style-name="ce6">
            <text:p>16,148<text:s/></text:p>
          </table:table-cell>
          <table:table-cell office:value-type="float" office:value="31776" table:style-name="ce6">
            <text:p>31,776<text:s/></text:p>
          </table:table-cell>
          <table:table-cell office:value-type="float" office:value="22526" table:style-name="ce6">
            <text:p>22,526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35078" table:style-name="ce6">
            <text:p>35,078<text:s/></text:p>
          </table:table-cell>
          <table:table-cell office:value-type="float" office:value="25271" table:style-name="ce6">
            <text:p>25,271<text:s/></text:p>
          </table:table-cell>
          <table:table-cell office:value-type="float" office:value="25260" table:style-name="ce6">
            <text:p>25,260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15658" table:style-name="ce6">
            <text:p>115,658<text:s/></text:p>
          </table:table-cell>
          <table:table-cell office:value-type="float" office:value="35625" table:style-name="ce6">
            <text:p>35,625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30019" table:style-name="ce6">
            <text:p>30,019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28943" table:style-name="ce6">
            <text:p>28,943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21575" table:style-name="ce6">
            <text:p>21,575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25695" table:style-name="ce6">
            <text:p>25,695<text:s/></text:p>
          </table:table-cell>
          <table:table-cell office:value-type="float" office:value="38150" table:style-name="ce6">
            <text:p>38,150<text:s/></text:p>
          </table:table-cell>
          <table:table-cell office:value-type="float" office:value="36690" table:style-name="ce6">
            <text:p>36,690<text:s/></text:p>
          </table:table-cell>
          <table:table-cell office:value-type="float" office:value="25701" table:style-name="ce6">
            <text:p>25,701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51765" table:style-name="ce6">
            <text:p>51,765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29208" table:style-name="ce6">
            <text:p>29,208<text:s/></text:p>
          </table:table-cell>
          <table:table-cell office:value-type="float" office:value="32195" table:style-name="ce6">
            <text:p>32,195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57998" table:style-name="ce6">
            <text:p>57,998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17375" table:style-name="ce6">
            <text:p>17,375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36859" table:style-name="ce6">
            <text:p>36,859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21449" table:style-name="ce6">
            <text:p>21,449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324" table:style-name="ce6">
            <text:p>3,324<text:s/></text:p>
          </table:table-cell>
          <table:table-cell table:number-columns-repeated="16264"/>
        </table:table-row>
        <table:table-row table:style-name="ro2">
          <table:table-cell office:value-type="date" office:date-value="2020-06-30T00:00:00" table:style-name="ce5">
            <text:p>2020/6/30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3889" table:style-name="ce6">
            <text:p>13,889<text:s/></text:p>
          </table:table-cell>
          <table:table-cell office:value-type="float" office:value="42152" table:style-name="ce6">
            <text:p>42,152<text:s/></text:p>
          </table:table-cell>
          <table:table-cell office:value-type="float" office:value="40530" table:style-name="ce6">
            <text:p>40,530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26924" table:style-name="ce6">
            <text:p>26,924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6285" table:style-name="ce6">
            <text:p>16,285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15640" table:style-name="ce6">
            <text:p>15,640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32680" table:style-name="ce6">
            <text:p>32,680<text:s/></text:p>
          </table:table-cell>
          <table:table-cell office:value-type="float" office:value="23850" table:style-name="ce6">
            <text:p>23,850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26314" table:style-name="ce6">
            <text:p>26,314<text:s/></text:p>
          </table:table-cell>
          <table:table-cell office:value-type="float" office:value="25460" table:style-name="ce6">
            <text:p>25,460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117056" table:style-name="ce6">
            <text:p>117,056<text:s/></text:p>
          </table:table-cell>
          <table:table-cell office:value-type="float" office:value="38142" table:style-name="ce6">
            <text:p>38,142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25939" table:style-name="ce6">
            <text:p>25,939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30269" table:style-name="ce6">
            <text:p>30,269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28770" table:style-name="ce6">
            <text:p>28,770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21718" table:style-name="ce6">
            <text:p>21,718<text:s/></text:p>
          </table:table-cell>
          <table:table-cell office:value-type="float" office:value="22363" table:style-name="ce6">
            <text:p>22,363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38370" table:style-name="ce6">
            <text:p>38,370<text:s/></text:p>
          </table:table-cell>
          <table:table-cell office:value-type="float" office:value="37032" table:style-name="ce6">
            <text:p>37,032<text:s/></text:p>
          </table:table-cell>
          <table:table-cell office:value-type="float" office:value="25711" table:style-name="ce6">
            <text:p>25,711<text:s/></text:p>
          </table:table-cell>
          <table:table-cell office:value-type="float" office:value="25236" table:style-name="ce6">
            <text:p>25,236<text:s/></text:p>
          </table:table-cell>
          <table:table-cell office:value-type="float" office:value="53245" table:style-name="ce6">
            <text:p>53,245<text:s/></text:p>
          </table:table-cell>
          <table:table-cell office:value-type="float" office:value="20295" table:style-name="ce6">
            <text:p>20,295<text:s/></text:p>
          </table:table-cell>
          <table:table-cell office:value-type="float" office:value="29150" table:style-name="ce6">
            <text:p>29,150<text:s/></text:p>
          </table:table-cell>
          <table:table-cell office:value-type="float" office:value="34040" table:style-name="ce6">
            <text:p>34,040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59632" table:style-name="ce6">
            <text:p>59,632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17904" table:style-name="ce6">
            <text:p>17,904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25678" table:style-name="ce6">
            <text:p>25,678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38148" table:style-name="ce6">
            <text:p>38,148<text:s/></text:p>
          </table:table-cell>
          <table:table-cell office:value-type="float" office:value="23137" table:style-name="ce6">
            <text:p>23,137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28462" table:style-name="ce6">
            <text:p>28,462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239" table:style-name="ce6">
            <text:p>3,23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6-01T00:00:00" table:style-name="ce5">
            <text:p>2020/6/1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36911" table:style-name="ce6">
            <text:p>36,911<text:s/></text:p>
          </table:table-cell>
          <table:table-cell office:value-type="float" office:value="34488" table:style-name="ce6">
            <text:p>34,488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27698" table:style-name="ce6">
            <text:p>27,698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15434" table:style-name="ce6">
            <text:p>15,434<text:s/></text:p>
          </table:table-cell>
          <table:table-cell office:value-type="float" office:value="30572" table:style-name="ce6">
            <text:p>30,572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32960" table:style-name="ce6">
            <text:p>32,960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109243" table:style-name="ce6">
            <text:p>109,243<text:s/></text:p>
          </table:table-cell>
          <table:table-cell office:value-type="float" office:value="31738" table:style-name="ce6">
            <text:p>31,738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24359" table:style-name="ce6">
            <text:p>24,359<text:s/></text:p>
          </table:table-cell>
          <table:table-cell office:value-type="float" office:value="21418" table:style-name="ce6">
            <text:p>21,418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30070" table:style-name="ce6">
            <text:p>30,070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27914" table:style-name="ce6">
            <text:p>27,914<text:s/></text:p>
          </table:table-cell>
          <table:table-cell office:value-type="float" office:value="31795" table:style-name="ce6">
            <text:p>31,795<text:s/></text:p>
          </table:table-cell>
          <table:table-cell office:value-type="float" office:value="37589" table:style-name="ce6">
            <text:p>37,589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45701" table:style-name="ce6">
            <text:p>45,701<text:s/></text:p>
          </table:table-cell>
          <table:table-cell office:value-type="float" office:value="19103" table:style-name="ce6">
            <text:p>19,103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8226" table:style-name="ce6">
            <text:p>28,226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52741" table:style-name="ce6">
            <text:p>52,741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6944" table:style-name="ce6">
            <text:p>16,944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35150" table:style-name="ce6">
            <text:p>35,150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1546" table:style-name="ce6">
            <text:p>21,546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26066" table:style-name="ce6">
            <text:p>26,066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048" table:style-name="ce6">
            <text:p>3,048<text:s/></text:p>
          </table:table-cell>
          <table:table-cell table:number-columns-repeated="16264"/>
        </table:table-row>
        <table:table-row table:style-name="ro2">
          <table:table-cell office:value-type="date" office:date-value="2020-06-02T00:00:00" table:style-name="ce5">
            <text:p>2020/6/2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37997" table:style-name="ce6">
            <text:p>37,997<text:s/></text:p>
          </table:table-cell>
          <table:table-cell office:value-type="float" office:value="36071" table:style-name="ce6">
            <text:p>36,071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15907" table:style-name="ce6">
            <text:p>15,907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16073" table:style-name="ce6">
            <text:p>16,073<text:s/></text:p>
          </table:table-cell>
          <table:table-cell office:value-type="float" office:value="31605" table:style-name="ce6">
            <text:p>31,605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33876" table:style-name="ce6">
            <text:p>33,876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20511" table:style-name="ce6">
            <text:p>20,511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104744" table:style-name="ce6">
            <text:p>104,744<text:s/></text:p>
          </table:table-cell>
          <table:table-cell office:value-type="float" office:value="33941" table:style-name="ce6">
            <text:p>33,941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22689" table:style-name="ce6">
            <text:p>22,689<text:s/></text:p>
          </table:table-cell>
          <table:table-cell office:value-type="float" office:value="23761" table:style-name="ce6">
            <text:p>23,761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22124" table:style-name="ce6">
            <text:p>22,124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8567" table:style-name="ce6">
            <text:p>28,567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30769" table:style-name="ce6">
            <text:p>30,769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28767" table:style-name="ce6">
            <text:p>28,767<text:s/></text:p>
          </table:table-cell>
          <table:table-cell office:value-type="float" office:value="32458" table:style-name="ce6">
            <text:p>32,458<text:s/></text:p>
          </table:table-cell>
          <table:table-cell office:value-type="float" office:value="38502" table:style-name="ce6">
            <text:p>38,502<text:s/></text:p>
          </table:table-cell>
          <table:table-cell office:value-type="float" office:value="24291" table:style-name="ce6">
            <text:p>24,291<text:s/></text:p>
          </table:table-cell>
          <table:table-cell office:value-type="float" office:value="24554" table:style-name="ce6">
            <text:p>24,554<text:s/></text:p>
          </table:table-cell>
          <table:table-cell office:value-type="float" office:value="47347" table:style-name="ce6">
            <text:p>47,347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28105" table:style-name="ce6">
            <text:p>28,105<text:s/></text:p>
          </table:table-cell>
          <table:table-cell office:value-type="float" office:value="29434" table:style-name="ce6">
            <text:p>29,434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52874" table:style-name="ce6">
            <text:p>52,874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35579" table:style-name="ce6">
            <text:p>35,579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102" table:style-name="ce6">
            <text:p>3,102<text:s/></text:p>
          </table:table-cell>
          <table:table-cell table:number-columns-repeated="16264"/>
        </table:table-row>
        <table:table-row table:style-name="ro2">
          <table:table-cell office:value-type="date" office:date-value="2020-06-03T00:00:00" table:style-name="ce5">
            <text:p>2020/6/3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38343" table:style-name="ce6">
            <text:p>38,343<text:s/></text:p>
          </table:table-cell>
          <table:table-cell office:value-type="float" office:value="38385" table:style-name="ce6">
            <text:p>38,385<text:s/></text:p>
          </table:table-cell>
          <table:table-cell office:value-type="float" office:value="25434" table:style-name="ce6">
            <text:p>25,434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17484" table:style-name="ce6">
            <text:p>17,484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6486" table:style-name="ce6">
            <text:p>16,486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16627" table:style-name="ce6">
            <text:p>16,627<text:s/></text:p>
          </table:table-cell>
          <table:table-cell office:value-type="float" office:value="32384" table:style-name="ce6">
            <text:p>32,384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34266" table:style-name="ce6">
            <text:p>34,266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20815" table:style-name="ce6">
            <text:p>20,815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08011" table:style-name="ce6">
            <text:p>108,011<text:s/></text:p>
          </table:table-cell>
          <table:table-cell office:value-type="float" office:value="35644" table:style-name="ce6">
            <text:p>35,644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26840" table:style-name="ce6">
            <text:p>26,840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32490" table:style-name="ce6">
            <text:p>32,490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24908" table:style-name="ce6">
            <text:p>24,908<text:s/></text:p>
          </table:table-cell>
          <table:table-cell office:value-type="float" office:value="29156" table:style-name="ce6">
            <text:p>29,156<text:s/></text:p>
          </table:table-cell>
          <table:table-cell office:value-type="float" office:value="32787" table:style-name="ce6">
            <text:p>32,787<text:s/></text:p>
          </table:table-cell>
          <table:table-cell office:value-type="float" office:value="39373" table:style-name="ce6">
            <text:p>39,373<text:s/></text:p>
          </table:table-cell>
          <table:table-cell office:value-type="float" office:value="24943" table:style-name="ce6">
            <text:p>24,943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49632" table:style-name="ce6">
            <text:p>49,632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8728" table:style-name="ce6">
            <text:p>28,728<text:s/></text:p>
          </table:table-cell>
          <table:table-cell office:value-type="float" office:value="30548" table:style-name="ce6">
            <text:p>30,548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54944" table:style-name="ce6">
            <text:p>54,944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7294" table:style-name="ce6">
            <text:p>17,294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5856" table:style-name="ce6">
            <text:p>35,856<text:s/></text:p>
          </table:table-cell>
          <table:table-cell office:value-type="float" office:value="21274" table:style-name="ce6">
            <text:p>21,274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22154" table:style-name="ce6">
            <text:p>22,154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27400" table:style-name="ce6">
            <text:p>27,400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139" table:style-name="ce6">
            <text:p>3,139<text:s/></text:p>
          </table:table-cell>
          <table:table-cell table:number-columns-repeated="16264"/>
        </table:table-row>
        <table:table-row table:style-name="ro2">
          <table:table-cell office:value-type="date" office:date-value="2020-06-04T00:00:00" table:style-name="ce5">
            <text:p>2020/6/4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38945" table:style-name="ce6">
            <text:p>38,945<text:s/></text:p>
          </table:table-cell>
          <table:table-cell office:value-type="float" office:value="40728" table:style-name="ce6">
            <text:p>40,728<text:s/></text:p>
          </table:table-cell>
          <table:table-cell office:value-type="float" office:value="25788" table:style-name="ce6">
            <text:p>25,788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28687" table:style-name="ce6">
            <text:p>28,687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25161" table:style-name="ce6">
            <text:p>25,161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32268" table:style-name="ce6">
            <text:p>32,268<text:s/></text:p>
          </table:table-cell>
          <table:table-cell office:value-type="float" office:value="25147" table:style-name="ce6">
            <text:p>25,147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34182" table:style-name="ce6">
            <text:p>34,182<text:s/></text:p>
          </table:table-cell>
          <table:table-cell office:value-type="float" office:value="25571" table:style-name="ce6">
            <text:p>25,571<text:s/></text:p>
          </table:table-cell>
          <table:table-cell office:value-type="float" office:value="25447" table:style-name="ce6">
            <text:p>25,447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109906" table:style-name="ce6">
            <text:p>109,906<text:s/></text:p>
          </table:table-cell>
          <table:table-cell office:value-type="float" office:value="35639" table:style-name="ce6">
            <text:p>35,639<text:s/></text:p>
          </table:table-cell>
          <table:table-cell office:value-type="float" office:value="18974" table:style-name="ce6">
            <text:p>18,974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24632" table:style-name="ce6">
            <text:p>24,632<text:s/></text:p>
          </table:table-cell>
          <table:table-cell office:value-type="float" office:value="27071" table:style-name="ce6">
            <text:p>27,071<text:s/></text:p>
          </table:table-cell>
          <table:table-cell office:value-type="float" office:value="26402" table:style-name="ce6">
            <text:p>26,402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29205" table:style-name="ce6">
            <text:p>29,205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32791" table:style-name="ce6">
            <text:p>32,791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29244" table:style-name="ce6">
            <text:p>29,244<text:s/></text:p>
          </table:table-cell>
          <table:table-cell office:value-type="float" office:value="33030" table:style-name="ce6">
            <text:p>33,030<text:s/></text:p>
          </table:table-cell>
          <table:table-cell office:value-type="float" office:value="39261" table:style-name="ce6">
            <text:p>39,261<text:s/></text:p>
          </table:table-cell>
          <table:table-cell office:value-type="float" office:value="25016" table:style-name="ce6">
            <text:p>25,016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48850" table:style-name="ce6">
            <text:p>48,850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28950" table:style-name="ce6">
            <text:p>28,950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55695" table:style-name="ce6">
            <text:p>55,695<text:s/></text:p>
          </table:table-cell>
          <table:table-cell office:value-type="float" office:value="19788" table:style-name="ce6">
            <text:p>19,788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36262" table:style-name="ce6">
            <text:p>36,262<text:s/></text:p>
          </table:table-cell>
          <table:table-cell office:value-type="float" office:value="21579" table:style-name="ce6">
            <text:p>21,579<text:s/></text:p>
          </table:table-cell>
          <table:table-cell office:value-type="float" office:value="23325" table:style-name="ce6">
            <text:p>23,325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27003" table:style-name="ce6">
            <text:p>27,003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715" table:style-name="ce6">
            <text:p>715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3227" table:style-name="ce6">
            <text:p>3,227<text:s/></text:p>
          </table:table-cell>
          <table:table-cell table:number-columns-repeated="16264"/>
        </table:table-row>
        <table:table-row table:style-name="ro2">
          <table:table-cell office:value-type="date" office:date-value="2020-06-05T00:00:00" table:style-name="ce5">
            <text:p>2020/6/5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40038" table:style-name="ce6">
            <text:p>40,038<text:s/></text:p>
          </table:table-cell>
          <table:table-cell office:value-type="float" office:value="45072" table:style-name="ce6">
            <text:p>45,072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14785" table:style-name="ce6">
            <text:p>14,78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24432" table:style-name="ce6">
            <text:p>24,432<text:s/></text:p>
          </table:table-cell>
          <table:table-cell office:value-type="float" office:value="17594" table:style-name="ce6">
            <text:p>17,594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28333" table:style-name="ce6">
            <text:p>28,333<text:s/></text:p>
          </table:table-cell>
          <table:table-cell office:value-type="float" office:value="18478" table:style-name="ce6">
            <text:p>18,478<text:s/></text:p>
          </table:table-cell>
          <table:table-cell office:value-type="float" office:value="33787" table:style-name="ce6">
            <text:p>33,787<text:s/></text:p>
          </table:table-cell>
          <table:table-cell office:value-type="float" office:value="25901" table:style-name="ce6">
            <text:p>25,901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35957" table:style-name="ce6">
            <text:p>35,957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26953" table:style-name="ce6">
            <text:p>26,953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30307" table:style-name="ce6">
            <text:p>130,307<text:s/></text:p>
          </table:table-cell>
          <table:table-cell office:value-type="float" office:value="41151" table:style-name="ce6">
            <text:p>41,151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24483" table:style-name="ce6">
            <text:p>24,483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29695" table:style-name="ce6">
            <text:p>29,695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945" table:style-name="ce6">
            <text:p>13,945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36355" table:style-name="ce6">
            <text:p>36,355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25928" table:style-name="ce6">
            <text:p>25,928<text:s/></text:p>
          </table:table-cell>
          <table:table-cell office:value-type="float" office:value="31426" table:style-name="ce6">
            <text:p>31,426<text:s/></text:p>
          </table:table-cell>
          <table:table-cell office:value-type="float" office:value="37179" table:style-name="ce6">
            <text:p>37,179<text:s/></text:p>
          </table:table-cell>
          <table:table-cell office:value-type="float" office:value="41362" table:style-name="ce6">
            <text:p>41,362<text:s/></text:p>
          </table:table-cell>
          <table:table-cell office:value-type="float" office:value="25976" table:style-name="ce6">
            <text:p>25,976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57158" table:style-name="ce6">
            <text:p>57,158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34832" table:style-name="ce6">
            <text:p>34,832<text:s/></text:p>
          </table:table-cell>
          <table:table-cell office:value-type="float" office:value="20462" table:style-name="ce6">
            <text:p>20,462<text:s/></text:p>
          </table:table-cell>
          <table:table-cell office:value-type="float" office:value="64335" table:style-name="ce6">
            <text:p>64,335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16829" table:style-name="ce6">
            <text:p>16,829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9254" table:style-name="ce6">
            <text:p>19,254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37054" table:style-name="ce6">
            <text:p>37,054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3686" table:style-name="ce6">
            <text:p>23,686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7081" table:style-name="ce6">
            <text:p>17,081<text:s/></text:p>
          </table:table-cell>
          <table:table-cell office:value-type="float" office:value="28320" table:style-name="ce6">
            <text:p>28,320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417" table:style-name="ce6">
            <text:p>3,417<text:s/></text:p>
          </table:table-cell>
          <table:table-cell table:number-columns-repeated="16264"/>
        </table:table-row>
        <table:table-row table:style-name="ro2">
          <table:table-cell office:value-type="date" office:date-value="2020-06-06T00:00:00" table:style-name="ce5">
            <text:p>2020/6/6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20358" table:style-name="ce6">
            <text:p>20,358<text:s/></text:p>
          </table:table-cell>
          <table:table-cell office:value-type="float" office:value="42568" table:style-name="ce6">
            <text:p>42,568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25854" table:style-name="ce6">
            <text:p>25,854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28760" table:style-name="ce6">
            <text:p>28,760<text:s/></text:p>
          </table:table-cell>
          <table:table-cell office:value-type="float" office:value="20230" table:style-name="ce6">
            <text:p>20,230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23659" table:style-name="ce6">
            <text:p>123,659<text:s/></text:p>
          </table:table-cell>
          <table:table-cell office:value-type="float" office:value="39599" table:style-name="ce6">
            <text:p>39,599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33204" table:style-name="ce6">
            <text:p>33,204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16736" table:style-name="ce6">
            <text:p>16,736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31868" table:style-name="ce6">
            <text:p>31,868<text:s/></text:p>
          </table:table-cell>
          <table:table-cell office:value-type="float" office:value="29952" table:style-name="ce6">
            <text:p>29,952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60762" table:style-name="ce6">
            <text:p>60,762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29440" table:style-name="ce6">
            <text:p>29,440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51255" table:style-name="ce6">
            <text:p>51,255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2401" table:style-name="ce6">
            <text:p>2,401<text:s/></text:p>
          </table:table-cell>
          <table:table-cell table:number-columns-repeated="16264"/>
        </table:table-row>
        <table:table-row table:style-name="ro2">
          <table:table-cell office:value-type="date" office:date-value="2020-06-07T00:00:00" table:style-name="ce5">
            <text:p>2020/6/7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31729" table:style-name="ce6">
            <text:p>31,729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28654" table:style-name="ce6">
            <text:p>128,654<text:s/></text:p>
          </table:table-cell>
          <table:table-cell office:value-type="float" office:value="30085" table:style-name="ce6">
            <text:p>30,085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18857" table:style-name="ce6">
            <text:p>18,857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28417" table:style-name="ce6">
            <text:p>28,417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46127" table:style-name="ce6">
            <text:p>46,127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41762" table:style-name="ce6">
            <text:p>41,762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862" table:style-name="ce6">
            <text:p>862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796" table:style-name="ce6">
            <text:p>1,796<text:s/></text:p>
          </table:table-cell>
          <table:table-cell table:number-columns-repeated="16264"/>
        </table:table-row>
        <table:table-row table:style-name="ro2">
          <table:table-cell office:value-type="date" office:date-value="2020-06-08T00:00:00" table:style-name="ce5">
            <text:p>2020/6/8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37774" table:style-name="ce6">
            <text:p>37,774<text:s/></text:p>
          </table:table-cell>
          <table:table-cell office:value-type="float" office:value="36041" table:style-name="ce6">
            <text:p>36,041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7694" table:style-name="ce6">
            <text:p>17,694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28207" table:style-name="ce6">
            <text:p>28,20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15809" table:style-name="ce6">
            <text:p>15,809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15751" table:style-name="ce6">
            <text:p>15,751<text:s/></text:p>
          </table:table-cell>
          <table:table-cell office:value-type="float" office:value="30819" table:style-name="ce6">
            <text:p>30,819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3254" table:style-name="ce6">
            <text:p>33,254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24709" table:style-name="ce6">
            <text:p>24,709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22375" table:style-name="ce6">
            <text:p>22,375<text:s/></text:p>
          </table:table-cell>
          <table:table-cell office:value-type="float" office:value="116234" table:style-name="ce6">
            <text:p>116,234<text:s/></text:p>
          </table:table-cell>
          <table:table-cell office:value-type="float" office:value="32679" table:style-name="ce6">
            <text:p>32,679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24126" table:style-name="ce6">
            <text:p>24,126<text:s/></text:p>
          </table:table-cell>
          <table:table-cell office:value-type="float" office:value="24152" table:style-name="ce6">
            <text:p>24,152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6275" table:style-name="ce6">
            <text:p>16,275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29741" table:style-name="ce6">
            <text:p>29,741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32788" table:style-name="ce6">
            <text:p>32,788<text:s/></text:p>
          </table:table-cell>
          <table:table-cell office:value-type="float" office:value="38277" table:style-name="ce6">
            <text:p>38,277<text:s/></text:p>
          </table:table-cell>
          <table:table-cell office:value-type="float" office:value="24006" table:style-name="ce6">
            <text:p>24,006<text:s/></text:p>
          </table:table-cell>
          <table:table-cell office:value-type="float" office:value="24507" table:style-name="ce6">
            <text:p>24,507<text:s/></text:p>
          </table:table-cell>
          <table:table-cell office:value-type="float" office:value="47452" table:style-name="ce6">
            <text:p>47,452<text:s/></text:p>
          </table:table-cell>
          <table:table-cell office:value-type="float" office:value="19824" table:style-name="ce6">
            <text:p>19,824<text:s/></text:p>
          </table:table-cell>
          <table:table-cell office:value-type="float" office:value="28050" table:style-name="ce6">
            <text:p>28,050<text:s/></text:p>
          </table:table-cell>
          <table:table-cell office:value-type="float" office:value="28606" table:style-name="ce6">
            <text:p>28,606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53659" table:style-name="ce6">
            <text:p>53,659<text:s/></text:p>
          </table:table-cell>
          <table:table-cell office:value-type="float" office:value="18735" table:style-name="ce6">
            <text:p>18,735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17057" table:style-name="ce6">
            <text:p>17,057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22497" table:style-name="ce6">
            <text:p>22,497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26614" table:style-name="ce6">
            <text:p>26,614<text:s/></text:p>
          </table:table-cell>
          <table:table-cell office:value-type="float" office:value="20877" table:style-name="ce6">
            <text:p>20,877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3093" table:style-name="ce6">
            <text:p>3,093<text:s/></text:p>
          </table:table-cell>
          <table:table-cell table:number-columns-repeated="16264"/>
        </table:table-row>
        <table:table-row table:style-name="ro2">
          <table:table-cell office:value-type="date" office:date-value="2020-06-09T00:00:00" table:style-name="ce5">
            <text:p>2020/6/9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38325" table:style-name="ce6">
            <text:p>38,325<text:s/></text:p>
          </table:table-cell>
          <table:table-cell office:value-type="float" office:value="38080" table:style-name="ce6">
            <text:p>38,080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28743" table:style-name="ce6">
            <text:p>28,743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23292" table:style-name="ce6">
            <text:p>23,292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32004" table:style-name="ce6">
            <text:p>32,004<text:s/></text:p>
          </table:table-cell>
          <table:table-cell office:value-type="float" office:value="24549" table:style-name="ce6">
            <text:p>24,549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34103" table:style-name="ce6">
            <text:p>34,103<text:s/></text:p>
          </table:table-cell>
          <table:table-cell office:value-type="float" office:value="25523" table:style-name="ce6">
            <text:p>25,523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20673" table:style-name="ce6">
            <text:p>20,673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110421" table:style-name="ce6">
            <text:p>110,421<text:s/></text:p>
          </table:table-cell>
          <table:table-cell office:value-type="float" office:value="34215" table:style-name="ce6">
            <text:p>34,215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29059" table:style-name="ce6">
            <text:p>29,059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30984" table:style-name="ce6">
            <text:p>30,984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1265" table:style-name="ce6">
            <text:p>21,265<text:s/></text:p>
          </table:table-cell>
          <table:table-cell office:value-type="float" office:value="25291" table:style-name="ce6">
            <text:p>25,291<text:s/></text:p>
          </table:table-cell>
          <table:table-cell office:value-type="float" office:value="29666" table:style-name="ce6">
            <text:p>29,666<text:s/></text:p>
          </table:table-cell>
          <table:table-cell office:value-type="float" office:value="33158" table:style-name="ce6">
            <text:p>33,158<text:s/></text:p>
          </table:table-cell>
          <table:table-cell office:value-type="float" office:value="39202" table:style-name="ce6">
            <text:p>39,202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48838" table:style-name="ce6">
            <text:p>48,838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28863" table:style-name="ce6">
            <text:p>28,863<text:s/></text:p>
          </table:table-cell>
          <table:table-cell office:value-type="float" office:value="30464" table:style-name="ce6">
            <text:p>30,464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54263" table:style-name="ce6">
            <text:p>54,263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17857" table:style-name="ce6">
            <text:p>17,857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35920" table:style-name="ce6">
            <text:p>35,920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27512" table:style-name="ce6">
            <text:p>27,512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862" table:style-name="ce6">
            <text:p>862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554" table:style-name="ce6">
            <text:p>3,554<text:s/></text:p>
          </table:table-cell>
          <table:table-cell table:number-columns-repeated="16264"/>
        </table:table-row>
        <table:table-row table:style-name="ro2">
          <table:table-cell office:value-type="date" office:date-value="2020-06-10T00:00:00" table:style-name="ce5">
            <text:p>2020/6/10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38869" table:style-name="ce6">
            <text:p>38,869<text:s/></text:p>
          </table:table-cell>
          <table:table-cell office:value-type="float" office:value="39955" table:style-name="ce6">
            <text:p>39,955<text:s/></text:p>
          </table:table-cell>
          <table:table-cell office:value-type="float" office:value="26049" table:style-name="ce6">
            <text:p>26,049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29145" table:style-name="ce6">
            <text:p>29,145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33039" table:style-name="ce6">
            <text:p>33,039<text:s/></text:p>
          </table:table-cell>
          <table:table-cell office:value-type="float" office:value="24667" table:style-name="ce6">
            <text:p>24,667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35085" table:style-name="ce6">
            <text:p>35,085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25736" table:style-name="ce6">
            <text:p>25,736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113571" table:style-name="ce6">
            <text:p>113,571<text:s/></text:p>
          </table:table-cell>
          <table:table-cell office:value-type="float" office:value="36038" table:style-name="ce6">
            <text:p>36,038<text:s/></text:p>
          </table:table-cell>
          <table:table-cell office:value-type="float" office:value="19662" table:style-name="ce6">
            <text:p>19,662<text:s/></text:p>
          </table:table-cell>
          <table:table-cell office:value-type="float" office:value="23557" table:style-name="ce6">
            <text:p>23,557<text:s/></text:p>
          </table:table-cell>
          <table:table-cell office:value-type="float" office:value="24923" table:style-name="ce6">
            <text:p>24,923<text:s/></text:p>
          </table:table-cell>
          <table:table-cell office:value-type="float" office:value="27284" table:style-name="ce6">
            <text:p>27,284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29877" table:style-name="ce6">
            <text:p>29,877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32921" table:style-name="ce6">
            <text:p>32,921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30129" table:style-name="ce6">
            <text:p>30,129<text:s/></text:p>
          </table:table-cell>
          <table:table-cell office:value-type="float" office:value="34204" table:style-name="ce6">
            <text:p>34,204<text:s/></text:p>
          </table:table-cell>
          <table:table-cell office:value-type="float" office:value="39900" table:style-name="ce6">
            <text:p>39,900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51165" table:style-name="ce6">
            <text:p>51,165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29681" table:style-name="ce6">
            <text:p>29,681<text:s/></text:p>
          </table:table-cell>
          <table:table-cell office:value-type="float" office:value="31398" table:style-name="ce6">
            <text:p>31,398<text:s/></text:p>
          </table:table-cell>
          <table:table-cell office:value-type="float" office:value="18821" table:style-name="ce6">
            <text:p>18,821<text:s/></text:p>
          </table:table-cell>
          <table:table-cell office:value-type="float" office:value="56188" table:style-name="ce6">
            <text:p>56,188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8027" table:style-name="ce6">
            <text:p>18,027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36268" table:style-name="ce6">
            <text:p>36,268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28348" table:style-name="ce6">
            <text:p>28,348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3208" table:style-name="ce6">
            <text:p>3,208<text:s/></text:p>
          </table:table-cell>
          <table:table-cell table:number-columns-repeated="16264"/>
        </table:table-row>
        <table:table-row table:style-name="ro2">
          <table:table-cell office:value-type="date" office:date-value="2020-06-11T00:00:00" table:style-name="ce5">
            <text:p>2020/6/11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39423" table:style-name="ce6">
            <text:p>39,423<text:s/></text:p>
          </table:table-cell>
          <table:table-cell office:value-type="float" office:value="40536" table:style-name="ce6">
            <text:p>40,536<text:s/></text:p>
          </table:table-cell>
          <table:table-cell office:value-type="float" office:value="26206" table:style-name="ce6">
            <text:p>26,206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29086" table:style-name="ce6">
            <text:p>29,08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16437" table:style-name="ce6">
            <text:p>16,437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16360" table:style-name="ce6">
            <text:p>16,360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32760" table:style-name="ce6">
            <text:p>32,760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34618" table:style-name="ce6">
            <text:p>34,618<text:s/></text:p>
          </table:table-cell>
          <table:table-cell office:value-type="float" office:value="25824" table:style-name="ce6">
            <text:p>25,824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22853" table:style-name="ce6">
            <text:p>22,853<text:s/></text:p>
          </table:table-cell>
          <table:table-cell office:value-type="float" office:value="114678" table:style-name="ce6">
            <text:p>114,678<text:s/></text:p>
          </table:table-cell>
          <table:table-cell office:value-type="float" office:value="36890" table:style-name="ce6">
            <text:p>36,890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7402" table:style-name="ce6">
            <text:p>27,402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29091" table:style-name="ce6">
            <text:p>29,091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32750" table:style-name="ce6">
            <text:p>32,750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29835" table:style-name="ce6">
            <text:p>29,835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39620" table:style-name="ce6">
            <text:p>39,620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51144" table:style-name="ce6">
            <text:p>51,144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29373" table:style-name="ce6">
            <text:p>29,373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57294" table:style-name="ce6">
            <text:p>57,294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24209" table:style-name="ce6">
            <text:p>24,209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37054" table:style-name="ce6">
            <text:p>37,054<text:s/></text:p>
          </table:table-cell>
          <table:table-cell office:value-type="float" office:value="21922" table:style-name="ce6">
            <text:p>21,922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22541" table:style-name="ce6">
            <text:p>22,541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27579" table:style-name="ce6">
            <text:p>27,579<text:s/></text:p>
          </table:table-cell>
          <table:table-cell office:value-type="float" office:value="22729" table:style-name="ce6">
            <text:p>22,729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158" table:style-name="ce6">
            <text:p>3,158<text:s/></text:p>
          </table:table-cell>
          <table:table-cell table:number-columns-repeated="16264"/>
        </table:table-row>
        <table:table-row table:style-name="ro2">
          <table:table-cell office:value-type="date" office:date-value="2020-06-12T00:00:00" table:style-name="ce5">
            <text:p>2020/6/12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40638" table:style-name="ce6">
            <text:p>40,638<text:s/></text:p>
          </table:table-cell>
          <table:table-cell office:value-type="float" office:value="46328" table:style-name="ce6">
            <text:p>46,328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25003" table:style-name="ce6">
            <text:p>25,003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34344" table:style-name="ce6">
            <text:p>34,344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36632" table:style-name="ce6">
            <text:p>36,632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27202" table:style-name="ce6">
            <text:p>27,202<text:s/></text:p>
          </table:table-cell>
          <table:table-cell office:value-type="float" office:value="21718" table:style-name="ce6">
            <text:p>21,718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38263" table:style-name="ce6">
            <text:p>138,263<text:s/></text:p>
          </table:table-cell>
          <table:table-cell office:value-type="float" office:value="42181" table:style-name="ce6">
            <text:p>42,181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26997" table:style-name="ce6">
            <text:p>26,997<text:s/></text:p>
          </table:table-cell>
          <table:table-cell office:value-type="float" office:value="30565" table:style-name="ce6">
            <text:p>30,565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24582" table:style-name="ce6">
            <text:p>24,582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36999" table:style-name="ce6">
            <text:p>36,999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22754" table:style-name="ce6">
            <text:p>22,754<text:s/></text:p>
          </table:table-cell>
          <table:table-cell office:value-type="float" office:value="26200" table:style-name="ce6">
            <text:p>26,200<text:s/></text:p>
          </table:table-cell>
          <table:table-cell office:value-type="float" office:value="32151" table:style-name="ce6">
            <text:p>32,151<text:s/></text:p>
          </table:table-cell>
          <table:table-cell office:value-type="float" office:value="38718" table:style-name="ce6">
            <text:p>38,718<text:s/></text:p>
          </table:table-cell>
          <table:table-cell office:value-type="float" office:value="41631" table:style-name="ce6">
            <text:p>41,631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61177" table:style-name="ce6">
            <text:p>61,177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32533" table:style-name="ce6">
            <text:p>32,533<text:s/></text:p>
          </table:table-cell>
          <table:table-cell office:value-type="float" office:value="35470" table:style-name="ce6">
            <text:p>35,470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64973" table:style-name="ce6">
            <text:p>64,973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37617" table:style-name="ce6">
            <text:p>37,617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28774" table:style-name="ce6">
            <text:p>28,774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3555" table:style-name="ce6">
            <text:p>3,555<text:s/></text:p>
          </table:table-cell>
          <table:table-cell table:number-columns-repeated="16264"/>
        </table:table-row>
        <table:table-row table:style-name="ro2">
          <table:table-cell office:value-type="date" office:date-value="2020-06-13T00:00:00" table:style-name="ce5">
            <text:p>2020/6/13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43651" table:style-name="ce6">
            <text:p>43,651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27019" table:style-name="ce6">
            <text:p>27,019<text:s/></text:p>
          </table:table-cell>
          <table:table-cell office:value-type="float" office:value="19314" table:style-name="ce6">
            <text:p>19,314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29818" table:style-name="ce6">
            <text:p>29,818<text:s/></text:p>
          </table:table-cell>
          <table:table-cell office:value-type="float" office:value="21754" table:style-name="ce6">
            <text:p>21,754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34267" table:style-name="ce6">
            <text:p>134,267<text:s/></text:p>
          </table:table-cell>
          <table:table-cell office:value-type="float" office:value="43001" table:style-name="ce6">
            <text:p>43,001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24661" table:style-name="ce6">
            <text:p>24,661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24662" table:style-name="ce6">
            <text:p>24,662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9022" table:style-name="ce6">
            <text:p>9,022<text:s/></text:p>
          </table:table-cell>
          <table:table-cell office:value-type="float" office:value="38164" table:style-name="ce6">
            <text:p>38,164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27832" table:style-name="ce6">
            <text:p>27,832<text:s/></text:p>
          </table:table-cell>
          <table:table-cell office:value-type="float" office:value="34037" table:style-name="ce6">
            <text:p>34,037<text:s/></text:p>
          </table:table-cell>
          <table:table-cell office:value-type="float" office:value="32115" table:style-name="ce6">
            <text:p>32,115<text:s/></text:p>
          </table:table-cell>
          <table:table-cell office:value-type="float" office:value="20546" table:style-name="ce6">
            <text:p>20,546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64879" table:style-name="ce6">
            <text:p>64,879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29735" table:style-name="ce6">
            <text:p>29,735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52442" table:style-name="ce6">
            <text:p>52,442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21112" table:style-name="ce6">
            <text:p>21,112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20805" table:style-name="ce6">
            <text:p>20,805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2510" table:style-name="ce6">
            <text:p>2,510<text:s/></text:p>
          </table:table-cell>
          <table:table-cell table:number-columns-repeated="16264"/>
        </table:table-row>
        <table:table-row table:style-name="ro2">
          <table:table-cell office:value-type="date" office:date-value="2020-06-14T00:00:00" table:style-name="ce5">
            <text:p>2020/6/14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33511" table:style-name="ce6">
            <text:p>33,511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19108" table:style-name="ce6">
            <text:p>19,108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31785" table:style-name="ce6">
            <text:p>131,785<text:s/></text:p>
          </table:table-cell>
          <table:table-cell office:value-type="float" office:value="31273" table:style-name="ce6">
            <text:p>31,273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28108" table:style-name="ce6">
            <text:p>28,108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2100" table:style-name="ce6">
            <text:p>12,100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29647" table:style-name="ce6">
            <text:p>29,647<text:s/></text:p>
          </table:table-cell>
          <table:table-cell office:value-type="float" office:value="23513" table:style-name="ce6">
            <text:p>23,513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50004" table:style-name="ce6">
            <text:p>50,004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20895" table:style-name="ce6">
            <text:p>20,895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42889" table:style-name="ce6">
            <text:p>42,889<text:s/></text:p>
          </table:table-cell>
          <table:table-cell office:value-type="float" office:value="11650" table:style-name="ce6">
            <text:p>11,650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7202" table:style-name="ce6">
            <text:p>17,202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5910" table:style-name="ce6">
            <text:p>15,910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394" table:style-name="ce6">
            <text:p>394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000" table:style-name="ce6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0-06-15T00:00:00" table:style-name="ce5">
            <text:p>2020/6/15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37768" table:style-name="ce6">
            <text:p>37,768<text:s/></text:p>
          </table:table-cell>
          <table:table-cell office:value-type="float" office:value="37493" table:style-name="ce6">
            <text:p>37,493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28271" table:style-name="ce6">
            <text:p>28,271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22839" table:style-name="ce6">
            <text:p>22,839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31167" table:style-name="ce6">
            <text:p>31,167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33594" table:style-name="ce6">
            <text:p>33,594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5106" table:style-name="ce6">
            <text:p>25,106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116144" table:style-name="ce6">
            <text:p>116,144<text:s/></text:p>
          </table:table-cell>
          <table:table-cell office:value-type="float" office:value="33436" table:style-name="ce6">
            <text:p>33,436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22621" table:style-name="ce6">
            <text:p>22,621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21788" table:style-name="ce6">
            <text:p>21,788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31102" table:style-name="ce6">
            <text:p>31,102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29207" table:style-name="ce6">
            <text:p>29,207<text:s/></text:p>
          </table:table-cell>
          <table:table-cell office:value-type="float" office:value="33870" table:style-name="ce6">
            <text:p>33,870<text:s/></text:p>
          </table:table-cell>
          <table:table-cell office:value-type="float" office:value="38487" table:style-name="ce6">
            <text:p>38,487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25076" table:style-name="ce6">
            <text:p>25,076<text:s/></text:p>
          </table:table-cell>
          <table:table-cell office:value-type="float" office:value="50291" table:style-name="ce6">
            <text:p>50,291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28092" table:style-name="ce6">
            <text:p>28,092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54407" table:style-name="ce6">
            <text:p>54,407<text:s/></text:p>
          </table:table-cell>
          <table:table-cell office:value-type="float" office:value="19243" table:style-name="ce6">
            <text:p>19,243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23369" table:style-name="ce6">
            <text:p>23,369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34960" table:style-name="ce6">
            <text:p>34,960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3149" table:style-name="ce6">
            <text:p>3,149<text:s/></text:p>
          </table:table-cell>
          <table:table-cell table:number-columns-repeated="16264"/>
        </table:table-row>
        <table:table-row table:style-name="ro2">
          <table:table-cell office:value-type="date" office:date-value="2020-06-16T00:00:00" table:style-name="ce5">
            <text:p>2020/6/16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39141" table:style-name="ce6">
            <text:p>39,141<text:s/></text:p>
          </table:table-cell>
          <table:table-cell office:value-type="float" office:value="39710" table:style-name="ce6">
            <text:p>39,710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17941" table:style-name="ce6">
            <text:p>17,941<text:s/></text:p>
          </table:table-cell>
          <table:table-cell office:value-type="float" office:value="17132" table:style-name="ce6">
            <text:p>17,132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32205" table:style-name="ce6">
            <text:p>32,205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34600" table:style-name="ce6">
            <text:p>34,600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114042" table:style-name="ce6">
            <text:p>114,042<text:s/></text:p>
          </table:table-cell>
          <table:table-cell office:value-type="float" office:value="35506" table:style-name="ce6">
            <text:p>35,506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23189" table:style-name="ce6">
            <text:p>23,189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26017" table:style-name="ce6">
            <text:p>26,017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7360" table:style-name="ce6">
            <text:p>17,360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31580" table:style-name="ce6">
            <text:p>31,580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25318" table:style-name="ce6">
            <text:p>25,318<text:s/></text:p>
          </table:table-cell>
          <table:table-cell office:value-type="float" office:value="29644" table:style-name="ce6">
            <text:p>29,644<text:s/></text:p>
          </table:table-cell>
          <table:table-cell office:value-type="float" office:value="33720" table:style-name="ce6">
            <text:p>33,720<text:s/></text:p>
          </table:table-cell>
          <table:table-cell office:value-type="float" office:value="39430" table:style-name="ce6">
            <text:p>39,430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50545" table:style-name="ce6">
            <text:p>50,545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28759" table:style-name="ce6">
            <text:p>28,759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55237" table:style-name="ce6">
            <text:p>55,237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35947" table:style-name="ce6">
            <text:p>35,947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22322" table:style-name="ce6">
            <text:p>22,322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27971" table:style-name="ce6">
            <text:p>27,971<text:s/></text:p>
          </table:table-cell>
          <table:table-cell office:value-type="float" office:value="22085" table:style-name="ce6">
            <text:p>22,085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260" table:style-name="ce6">
            <text:p>3,260<text:s/></text:p>
          </table:table-cell>
          <table:table-cell table:number-columns-repeated="16264"/>
        </table:table-row>
        <table:table-row table:style-name="ro2">
          <table:table-cell office:value-type="date" office:date-value="2020-06-17T00:00:00" table:style-name="ce5">
            <text:p>2020/6/17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39165" table:style-name="ce6">
            <text:p>39,165<text:s/></text:p>
          </table:table-cell>
          <table:table-cell office:value-type="float" office:value="40335" table:style-name="ce6">
            <text:p>40,335<text:s/></text:p>
          </table:table-cell>
          <table:table-cell office:value-type="float" office:value="25152" table:style-name="ce6">
            <text:p>25,152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8097" table:style-name="ce6">
            <text:p>18,097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29080" table:style-name="ce6">
            <text:p>29,080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33394" table:style-name="ce6">
            <text:p>33,394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34424" table:style-name="ce6">
            <text:p>34,424<text:s/></text:p>
          </table:table-cell>
          <table:table-cell office:value-type="float" office:value="25787" table:style-name="ce6">
            <text:p>25,787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22626" table:style-name="ce6">
            <text:p>22,626<text:s/></text:p>
          </table:table-cell>
          <table:table-cell office:value-type="float" office:value="115317" table:style-name="ce6">
            <text:p>115,317<text:s/></text:p>
          </table:table-cell>
          <table:table-cell office:value-type="float" office:value="36645" table:style-name="ce6">
            <text:p>36,645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23309" table:style-name="ce6">
            <text:p>23,309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26925" table:style-name="ce6">
            <text:p>26,925<text:s/></text:p>
          </table:table-cell>
          <table:table-cell office:value-type="float" office:value="25725" table:style-name="ce6">
            <text:p>25,725<text:s/></text:p>
          </table:table-cell>
          <table:table-cell office:value-type="float" office:value="22506" table:style-name="ce6">
            <text:p>22,506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29533" table:style-name="ce6">
            <text:p>29,533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7428" table:style-name="ce6">
            <text:p>17,428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31605" table:style-name="ce6">
            <text:p>31,605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21399" table:style-name="ce6">
            <text:p>21,399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9542" table:style-name="ce6">
            <text:p>29,542<text:s/></text:p>
          </table:table-cell>
          <table:table-cell office:value-type="float" office:value="34304" table:style-name="ce6">
            <text:p>34,304<text:s/></text:p>
          </table:table-cell>
          <table:table-cell office:value-type="float" office:value="39506" table:style-name="ce6">
            <text:p>39,506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51212" table:style-name="ce6">
            <text:p>51,212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29768" table:style-name="ce6">
            <text:p>29,768<text:s/></text:p>
          </table:table-cell>
          <table:table-cell office:value-type="float" office:value="31686" table:style-name="ce6">
            <text:p>31,686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56180" table:style-name="ce6">
            <text:p>56,180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7341" table:style-name="ce6">
            <text:p>17,341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36468" table:style-name="ce6">
            <text:p>36,468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27552" table:style-name="ce6">
            <text:p>27,552<text:s/></text:p>
          </table:table-cell>
          <table:table-cell office:value-type="float" office:value="22678" table:style-name="ce6">
            <text:p>22,678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233" table:style-name="ce6">
            <text:p>3,233<text:s/></text:p>
          </table:table-cell>
          <table:table-cell table:number-columns-repeated="16264"/>
        </table:table-row>
        <table:table-row table:style-name="ro2">
          <table:table-cell office:value-type="date" office:date-value="2020-06-18T00:00:00" table:style-name="ce5">
            <text:p>2020/6/18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39997" table:style-name="ce6">
            <text:p>39,997<text:s/></text:p>
          </table:table-cell>
          <table:table-cell office:value-type="float" office:value="40656" table:style-name="ce6">
            <text:p>40,656<text:s/></text:p>
          </table:table-cell>
          <table:table-cell office:value-type="float" office:value="25017" table:style-name="ce6">
            <text:p>25,017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29154" table:style-name="ce6">
            <text:p>29,154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23547" table:style-name="ce6">
            <text:p>23,547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33103" table:style-name="ce6">
            <text:p>33,103<text:s/></text:p>
          </table:table-cell>
          <table:table-cell office:value-type="float" office:value="24636" table:style-name="ce6">
            <text:p>24,636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34660" table:style-name="ce6">
            <text:p>34,660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25679" table:style-name="ce6">
            <text:p>25,679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23725" table:style-name="ce6">
            <text:p>23,725<text:s/></text:p>
          </table:table-cell>
          <table:table-cell office:value-type="float" office:value="118427" table:style-name="ce6">
            <text:p>118,427<text:s/></text:p>
          </table:table-cell>
          <table:table-cell office:value-type="float" office:value="37286" table:style-name="ce6">
            <text:p>37,286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23577" table:style-name="ce6">
            <text:p>23,577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7174" table:style-name="ce6">
            <text:p>27,174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29254" table:style-name="ce6">
            <text:p>29,254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31986" table:style-name="ce6">
            <text:p>31,986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25288" table:style-name="ce6">
            <text:p>25,288<text:s/></text:p>
          </table:table-cell>
          <table:table-cell office:value-type="float" office:value="29513" table:style-name="ce6">
            <text:p>29,513<text:s/></text:p>
          </table:table-cell>
          <table:table-cell office:value-type="float" office:value="34348" table:style-name="ce6">
            <text:p>34,348<text:s/></text:p>
          </table:table-cell>
          <table:table-cell office:value-type="float" office:value="39694" table:style-name="ce6">
            <text:p>39,694<text:s/></text:p>
          </table:table-cell>
          <table:table-cell office:value-type="float" office:value="24985" table:style-name="ce6">
            <text:p>24,985<text:s/></text:p>
          </table:table-cell>
          <table:table-cell office:value-type="float" office:value="25553" table:style-name="ce6">
            <text:p>25,553<text:s/></text:p>
          </table:table-cell>
          <table:table-cell office:value-type="float" office:value="51674" table:style-name="ce6">
            <text:p>51,674<text:s/></text:p>
          </table:table-cell>
          <table:table-cell office:value-type="float" office:value="22118" table:style-name="ce6">
            <text:p>22,118<text:s/></text:p>
          </table:table-cell>
          <table:table-cell office:value-type="float" office:value="30166" table:style-name="ce6">
            <text:p>30,166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57479" table:style-name="ce6">
            <text:p>57,479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36702" table:style-name="ce6">
            <text:p>36,702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27971" table:style-name="ce6">
            <text:p>27,971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387" table:style-name="ce6">
            <text:p>3,387<text:s/></text:p>
          </table:table-cell>
          <table:table-cell table:number-columns-repeated="16264"/>
        </table:table-row>
        <table:table-row table:style-name="ro2">
          <table:table-cell office:value-type="date" office:date-value="2020-06-19T00:00:00" table:style-name="ce5">
            <text:p>2020/6/19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40562" table:style-name="ce6">
            <text:p>40,562<text:s/></text:p>
          </table:table-cell>
          <table:table-cell office:value-type="float" office:value="44074" table:style-name="ce6">
            <text:p>44,074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8782" table:style-name="ce6">
            <text:p>18,782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29446" table:style-name="ce6">
            <text:p>29,446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17428" table:style-name="ce6">
            <text:p>17,428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28301" table:style-name="ce6">
            <text:p>28,301<text:s/></text:p>
          </table:table-cell>
          <table:table-cell office:value-type="float" office:value="18137" table:style-name="ce6">
            <text:p>18,137<text:s/></text:p>
          </table:table-cell>
          <table:table-cell office:value-type="float" office:value="34269" table:style-name="ce6">
            <text:p>34,269<text:s/></text:p>
          </table:table-cell>
          <table:table-cell office:value-type="float" office:value="25804" table:style-name="ce6">
            <text:p>25,804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35437" table:style-name="ce6">
            <text:p>35,437<text:s/></text:p>
          </table:table-cell>
          <table:table-cell office:value-type="float" office:value="26381" table:style-name="ce6">
            <text:p>26,381<text:s/></text:p>
          </table:table-cell>
          <table:table-cell office:value-type="float" office:value="26487" table:style-name="ce6">
            <text:p>26,487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129144" table:style-name="ce6">
            <text:p>129,144<text:s/></text:p>
          </table:table-cell>
          <table:table-cell office:value-type="float" office:value="41806" table:style-name="ce6">
            <text:p>41,806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30195" table:style-name="ce6">
            <text:p>30,195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33770" table:style-name="ce6">
            <text:p>33,770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31139" table:style-name="ce6">
            <text:p>31,139<text:s/></text:p>
          </table:table-cell>
          <table:table-cell office:value-type="float" office:value="36669" table:style-name="ce6">
            <text:p>36,669<text:s/></text:p>
          </table:table-cell>
          <table:table-cell office:value-type="float" office:value="41202" table:style-name="ce6">
            <text:p>41,202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57455" table:style-name="ce6">
            <text:p>57,455<text:s/></text:p>
          </table:table-cell>
          <table:table-cell office:value-type="float" office:value="22204" table:style-name="ce6">
            <text:p>22,204<text:s/></text:p>
          </table:table-cell>
          <table:table-cell office:value-type="float" office:value="32766" table:style-name="ce6">
            <text:p>32,766<text:s/></text:p>
          </table:table-cell>
          <table:table-cell office:value-type="float" office:value="35108" table:style-name="ce6">
            <text:p>35,108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61692" table:style-name="ce6">
            <text:p>61,692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16363" table:style-name="ce6">
            <text:p>16,363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25934" table:style-name="ce6">
            <text:p>25,934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37650" table:style-name="ce6">
            <text:p>37,650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23743" table:style-name="ce6">
            <text:p>23,743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28299" table:style-name="ce6">
            <text:p>28,299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362" table:style-name="ce6">
            <text:p>3,362<text:s/></text:p>
          </table:table-cell>
          <table:table-cell table:number-columns-repeated="16264"/>
        </table:table-row>
        <table:table-row table:style-name="ro2">
          <table:table-cell office:value-type="date" office:date-value="2020-06-20T00:00:00" table:style-name="ce5">
            <text:p>2020/6/20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32184" table:style-name="ce6">
            <text:p>32,184<text:s/></text:p>
          </table:table-cell>
          <table:table-cell office:value-type="float" office:value="45549" table:style-name="ce6">
            <text:p>45,549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23892" table:style-name="ce6">
            <text:p>23,892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26758" table:style-name="ce6">
            <text:p>26,758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28688" table:style-name="ce6">
            <text:p>28,688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33314" table:style-name="ce6">
            <text:p>33,314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127163" table:style-name="ce6">
            <text:p>127,163<text:s/></text:p>
          </table:table-cell>
          <table:table-cell office:value-type="float" office:value="43113" table:style-name="ce6">
            <text:p>43,113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25700" table:style-name="ce6">
            <text:p>25,700<text:s/></text:p>
          </table:table-cell>
          <table:table-cell office:value-type="float" office:value="27591" table:style-name="ce6">
            <text:p>27,591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26356" table:style-name="ce6">
            <text:p>26,356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35179" table:style-name="ce6">
            <text:p>35,179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30340" table:style-name="ce6">
            <text:p>30,340<text:s/></text:p>
          </table:table-cell>
          <table:table-cell office:value-type="float" office:value="36727" table:style-name="ce6">
            <text:p>36,727<text:s/></text:p>
          </table:table-cell>
          <table:table-cell office:value-type="float" office:value="36639" table:style-name="ce6">
            <text:p>36,639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62840" table:style-name="ce6">
            <text:p>62,840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30356" table:style-name="ce6">
            <text:p>30,356<text:s/></text:p>
          </table:table-cell>
          <table:table-cell office:value-type="float" office:value="34218" table:style-name="ce6">
            <text:p>34,218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62842" table:style-name="ce6">
            <text:p>62,842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15641" table:style-name="ce6">
            <text:p>15,641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17805" table:style-name="ce6">
            <text:p>17,805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26083" table:style-name="ce6">
            <text:p>26,083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30156" table:style-name="ce6">
            <text:p>30,156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25455" table:style-name="ce6">
            <text:p>25,455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3124" table:style-name="ce6">
            <text:p>3,124<text:s/></text:p>
          </table:table-cell>
          <table:table-cell table:number-columns-repeated="16264"/>
        </table:table-row>
        <table:table-row table:style-name="ro2">
          <table:table-cell office:value-type="date" office:date-value="2020-06-21T00:00:00" table:style-name="ce5">
            <text:p>2020/6/21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32622" table:style-name="ce6">
            <text:p>32,622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9911" table:style-name="ce6">
            <text:p>19,911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120501" table:style-name="ce6">
            <text:p>120,501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23089" table:style-name="ce6">
            <text:p>23,089<text:s/></text:p>
          </table:table-cell>
          <table:table-cell office:value-type="float" office:value="20688" table:style-name="ce6">
            <text:p>20,688<text:s/></text:p>
          </table:table-cell>
          <table:table-cell office:value-type="float" office:value="15367" table:style-name="ce6">
            <text:p>15,367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29325" table:style-name="ce6">
            <text:p>29,325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28345" table:style-name="ce6">
            <text:p>28,345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16010" table:style-name="ce6">
            <text:p>16,010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50378" table:style-name="ce6">
            <text:p>50,378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42971" table:style-name="ce6">
            <text:p>42,971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1965" table:style-name="ce6">
            <text:p>1,965<text:s/></text:p>
          </table:table-cell>
          <table:table-cell table:number-columns-repeated="16264"/>
        </table:table-row>
        <table:table-row table:style-name="ro2">
          <table:table-cell office:value-type="date" office:date-value="2020-06-22T00:00:00" table:style-name="ce5">
            <text:p>2020/6/22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38897" table:style-name="ce6">
            <text:p>38,897<text:s/></text:p>
          </table:table-cell>
          <table:table-cell office:value-type="float" office:value="38556" table:style-name="ce6">
            <text:p>38,556<text:s/></text:p>
          </table:table-cell>
          <table:table-cell office:value-type="float" office:value="24402" table:style-name="ce6">
            <text:p>24,402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31628" table:style-name="ce6">
            <text:p>31,628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33437" table:style-name="ce6">
            <text:p>33,437<text:s/></text:p>
          </table:table-cell>
          <table:table-cell office:value-type="float" office:value="25001" table:style-name="ce6">
            <text:p>25,001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20338" table:style-name="ce6">
            <text:p>20,338<text:s/></text:p>
          </table:table-cell>
          <table:table-cell office:value-type="float" office:value="22895" table:style-name="ce6">
            <text:p>22,895<text:s/></text:p>
          </table:table-cell>
          <table:table-cell office:value-type="float" office:value="118994" table:style-name="ce6">
            <text:p>118,994<text:s/></text:p>
          </table:table-cell>
          <table:table-cell office:value-type="float" office:value="34840" table:style-name="ce6">
            <text:p>34,840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25806" table:style-name="ce6">
            <text:p>25,806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28437" table:style-name="ce6">
            <text:p>28,437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1163" table:style-name="ce6">
            <text:p>31,163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2434" table:style-name="ce6">
            <text:p>12,434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4752" table:style-name="ce6">
            <text:p>24,752<text:s/></text:p>
          </table:table-cell>
          <table:table-cell office:value-type="float" office:value="28849" table:style-name="ce6">
            <text:p>28,849<text:s/></text:p>
          </table:table-cell>
          <table:table-cell office:value-type="float" office:value="33542" table:style-name="ce6">
            <text:p>33,542<text:s/></text:p>
          </table:table-cell>
          <table:table-cell office:value-type="float" office:value="38195" table:style-name="ce6">
            <text:p>38,195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51833" table:style-name="ce6">
            <text:p>51,833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28412" table:style-name="ce6">
            <text:p>28,412<text:s/></text:p>
          </table:table-cell>
          <table:table-cell office:value-type="float" office:value="30318" table:style-name="ce6">
            <text:p>30,318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56224" table:style-name="ce6">
            <text:p>56,224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17593" table:style-name="ce6">
            <text:p>17,593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35384" table:style-name="ce6">
            <text:p>35,384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12443" table:style-name="ce6">
            <text:p>12,443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148" table:style-name="ce6">
            <text:p>3,148<text:s/></text:p>
          </table:table-cell>
          <table:table-cell table:number-columns-repeated="16264"/>
        </table:table-row>
        <table:table-row table:style-name="ro2">
          <table:table-cell office:value-type="date" office:date-value="2020-06-23T00:00:00" table:style-name="ce5">
            <text:p>2020/6/23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39730" table:style-name="ce6">
            <text:p>39,730<text:s/></text:p>
          </table:table-cell>
          <table:table-cell office:value-type="float" office:value="41707" table:style-name="ce6">
            <text:p>41,707<text:s/></text:p>
          </table:table-cell>
          <table:table-cell office:value-type="float" office:value="25181" table:style-name="ce6">
            <text:p>25,181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28750" table:style-name="ce6">
            <text:p>28,750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23806" table:style-name="ce6">
            <text:p>23,806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33280" table:style-name="ce6">
            <text:p>33,280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34801" table:style-name="ce6">
            <text:p>34,801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20920" table:style-name="ce6">
            <text:p>20,920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119870" table:style-name="ce6">
            <text:p>119,870<text:s/></text:p>
          </table:table-cell>
          <table:table-cell office:value-type="float" office:value="36778" table:style-name="ce6">
            <text:p>36,778<text:s/></text:p>
          </table:table-cell>
          <table:table-cell office:value-type="float" office:value="20116" table:style-name="ce6">
            <text:p>20,116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25471" table:style-name="ce6">
            <text:p>25,471<text:s/></text:p>
          </table:table-cell>
          <table:table-cell office:value-type="float" office:value="27242" table:style-name="ce6">
            <text:p>27,242<text:s/></text:p>
          </table:table-cell>
          <table:table-cell office:value-type="float" office:value="26352" table:style-name="ce6">
            <text:p>26,352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29788" table:style-name="ce6">
            <text:p>29,788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21476" table:style-name="ce6">
            <text:p>21,476<text:s/></text:p>
          </table:table-cell>
          <table:table-cell office:value-type="float" office:value="25203" table:style-name="ce6">
            <text:p>25,203<text:s/></text:p>
          </table:table-cell>
          <table:table-cell office:value-type="float" office:value="30571" table:style-name="ce6">
            <text:p>30,571<text:s/></text:p>
          </table:table-cell>
          <table:table-cell office:value-type="float" office:value="34739" table:style-name="ce6">
            <text:p>34,739<text:s/></text:p>
          </table:table-cell>
          <table:table-cell office:value-type="float" office:value="39639" table:style-name="ce6">
            <text:p>39,639<text:s/></text:p>
          </table:table-cell>
          <table:table-cell office:value-type="float" office:value="25129" table:style-name="ce6">
            <text:p>25,129<text:s/></text:p>
          </table:table-cell>
          <table:table-cell office:value-type="float" office:value="25569" table:style-name="ce6">
            <text:p>25,569<text:s/></text:p>
          </table:table-cell>
          <table:table-cell office:value-type="float" office:value="53311" table:style-name="ce6">
            <text:p>53,311<text:s/></text:p>
          </table:table-cell>
          <table:table-cell office:value-type="float" office:value="20118" table:style-name="ce6">
            <text:p>20,118<text:s/></text:p>
          </table:table-cell>
          <table:table-cell office:value-type="float" office:value="30193" table:style-name="ce6">
            <text:p>30,193<text:s/></text:p>
          </table:table-cell>
          <table:table-cell office:value-type="float" office:value="32671" table:style-name="ce6">
            <text:p>32,671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57606" table:style-name="ce6">
            <text:p>57,606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36608" table:style-name="ce6">
            <text:p>36,608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28212" table:style-name="ce6">
            <text:p>28,212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309" table:style-name="ce6">
            <text:p>3,309<text:s/></text:p>
          </table:table-cell>
          <table:table-cell table:number-columns-repeated="16264"/>
        </table:table-row>
        <table:table-row table:style-name="ro2">
          <table:table-cell office:value-type="date" office:date-value="2020-06-24T00:00:00" table:style-name="ce5">
            <text:p>2020/6/24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40649" table:style-name="ce6">
            <text:p>40,649<text:s/></text:p>
          </table:table-cell>
          <table:table-cell office:value-type="float" office:value="44954" table:style-name="ce6">
            <text:p>44,954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29285" table:style-name="ce6">
            <text:p>29,285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18134" table:style-name="ce6">
            <text:p>18,134<text:s/></text:p>
          </table:table-cell>
          <table:table-cell office:value-type="float" office:value="34048" table:style-name="ce6">
            <text:p>34,048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36300" table:style-name="ce6">
            <text:p>36,300<text:s/></text:p>
          </table:table-cell>
          <table:table-cell office:value-type="float" office:value="26860" table:style-name="ce6">
            <text:p>26,860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130336" table:style-name="ce6">
            <text:p>130,336<text:s/></text:p>
          </table:table-cell>
          <table:table-cell office:value-type="float" office:value="39667" table:style-name="ce6">
            <text:p>39,667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5927" table:style-name="ce6">
            <text:p>25,927<text:s/></text:p>
          </table:table-cell>
          <table:table-cell office:value-type="float" office:value="28508" table:style-name="ce6">
            <text:p>28,508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23890" table:style-name="ce6">
            <text:p>23,890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30691" table:style-name="ce6">
            <text:p>30,691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35867" table:style-name="ce6">
            <text:p>35,867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31855" table:style-name="ce6">
            <text:p>31,855<text:s/></text:p>
          </table:table-cell>
          <table:table-cell office:value-type="float" office:value="37907" table:style-name="ce6">
            <text:p>37,907<text:s/></text:p>
          </table:table-cell>
          <table:table-cell office:value-type="float" office:value="41455" table:style-name="ce6">
            <text:p>41,455<text:s/></text:p>
          </table:table-cell>
          <table:table-cell office:value-type="float" office:value="26406" table:style-name="ce6">
            <text:p>26,406<text:s/></text:p>
          </table:table-cell>
          <table:table-cell office:value-type="float" office:value="26569" table:style-name="ce6">
            <text:p>26,569<text:s/></text:p>
          </table:table-cell>
          <table:table-cell office:value-type="float" office:value="58001" table:style-name="ce6">
            <text:p>58,001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31413" table:style-name="ce6">
            <text:p>31,413<text:s/></text:p>
          </table:table-cell>
          <table:table-cell office:value-type="float" office:value="34818" table:style-name="ce6">
            <text:p>34,818<text:s/></text:p>
          </table:table-cell>
          <table:table-cell office:value-type="float" office:value="19929" table:style-name="ce6">
            <text:p>19,929<text:s/></text:p>
          </table:table-cell>
          <table:table-cell office:value-type="float" office:value="60810" table:style-name="ce6">
            <text:p>60,810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5184" table:style-name="ce6">
            <text:p>15,184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37135" table:style-name="ce6">
            <text:p>37,135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14324" table:style-name="ce6">
            <text:p>14,324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28090" table:style-name="ce6">
            <text:p>28,090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2971" table:style-name="ce6">
            <text:p>12,971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3563" table:style-name="ce6">
            <text:p>3,563<text:s/></text:p>
          </table:table-cell>
          <table:table-cell table:number-columns-repeated="16264"/>
        </table:table-row>
        <table:table-row table:style-name="ro2">
          <table:table-cell office:value-type="date" office:date-value="2020-06-25T00:00:00" table:style-name="ce5">
            <text:p>2020/6/25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30901" table:style-name="ce6">
            <text:p>30,901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16280" table:style-name="ce6">
            <text:p>16,280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98476" table:style-name="ce6">
            <text:p>98,476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6233" table:style-name="ce6">
            <text:p>16,233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31533" table:style-name="ce6">
            <text:p>31,533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47132" table:style-name="ce6">
            <text:p>47,132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20858" table:style-name="ce6">
            <text:p>20,858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39489" table:style-name="ce6">
            <text:p>39,489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18717" table:style-name="ce6">
            <text:p>18,717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419" table:style-name="ce6">
            <text:p>419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992" table:style-name="ce6">
            <text:p>1,992<text:s/></text:p>
          </table:table-cell>
          <table:table-cell table:number-columns-repeated="16264"/>
        </table:table-row>
        <table:table-row table:style-name="ro2">
          <table:table-cell office:value-type="date" office:date-value="2020-06-26T00:00:00" table:style-name="ce5">
            <text:p>2020/6/26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6253" table:style-name="ce6">
            <text:p>16,253<text:s/></text:p>
          </table:table-cell>
          <table:table-cell office:value-type="float" office:value="37596" table:style-name="ce6">
            <text:p>37,596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17968" table:style-name="ce6">
            <text:p>17,968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7251" table:style-name="ce6">
            <text:p>17,251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23170" table:style-name="ce6">
            <text:p>123,170<text:s/></text:p>
          </table:table-cell>
          <table:table-cell office:value-type="float" office:value="34425" table:style-name="ce6">
            <text:p>34,425<text:s/></text:p>
          </table:table-cell>
          <table:table-cell office:value-type="float" office:value="14748" table:style-name="ce6">
            <text:p>14,748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20067" table:style-name="ce6">
            <text:p>20,067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24410" table:style-name="ce6">
            <text:p>24,410<text:s/></text:p>
          </table:table-cell>
          <table:table-cell office:value-type="float" office:value="15459" table:style-name="ce6">
            <text:p>15,459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55681" table:style-name="ce6">
            <text:p>55,681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20948" table:style-name="ce6">
            <text:p>20,948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47090" table:style-name="ce6">
            <text:p>47,090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7660" table:style-name="ce6">
            <text:p>7,660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2373" table:style-name="ce6">
            <text:p>2,373<text:s/></text:p>
          </table:table-cell>
          <table:table-cell table:number-columns-repeated="16264"/>
        </table:table-row>
        <table:table-row table:style-name="ro2">
          <table:table-cell office:value-type="date" office:date-value="2020-06-27T00:00:00" table:style-name="ce5">
            <text:p>2020/6/27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38276" table:style-name="ce6">
            <text:p>38,276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35583" table:style-name="ce6">
            <text:p>135,583<text:s/></text:p>
          </table:table-cell>
          <table:table-cell office:value-type="float" office:value="35018" table:style-name="ce6">
            <text:p>35,018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19836" table:style-name="ce6">
            <text:p>19,836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7050" table:style-name="ce6">
            <text:p>17,050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32081" table:style-name="ce6">
            <text:p>32,081<text:s/></text:p>
          </table:table-cell>
          <table:table-cell office:value-type="float" office:value="25096" table:style-name="ce6">
            <text:p>25,096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58124" table:style-name="ce6">
            <text:p>58,124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22250" table:style-name="ce6">
            <text:p>22,250<text:s/></text:p>
          </table:table-cell>
          <table:table-cell office:value-type="float" office:value="23995" table:style-name="ce6">
            <text:p>23,995<text:s/></text:p>
          </table:table-cell>
          <table:table-cell office:value-type="float" office:value="11959" table:style-name="ce6">
            <text:p>11,959<text:s/></text:p>
          </table:table-cell>
          <table:table-cell office:value-type="float" office:value="47858" table:style-name="ce6">
            <text:p>47,858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23440" table:style-name="ce6">
            <text:p>23,440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554" table:style-name="ce6">
            <text:p>2,554<text:s/></text:p>
          </table:table-cell>
          <table:table-cell table:number-columns-repeated="16264"/>
        </table:table-row>
        <table:table-row table:style-name="ro2">
          <table:table-cell office:value-type="date" office:date-value="2020-06-28T00:00:00" table:style-name="ce5">
            <text:p>2020/6/28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30466" table:style-name="ce6">
            <text:p>30,466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1139" table:style-name="ce6">
            <text:p>21,139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44607" table:style-name="ce6">
            <text:p>144,607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9463" table:style-name="ce6">
            <text:p>29,463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46383" table:style-name="ce6">
            <text:p>46,383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41241" table:style-name="ce6">
            <text:p>41,241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073" table:style-name="ce6">
            <text:p>2,073<text:s/></text:p>
          </table:table-cell>
          <table:table-cell table:number-columns-repeated="16264"/>
        </table:table-row>
        <table:table-row table:style-name="ro2">
          <table:table-cell office:value-type="date" office:date-value="2020-06-29T00:00:00" table:style-name="ce5">
            <text:p>2020/6/29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37777" table:style-name="ce6">
            <text:p>37,777<text:s/></text:p>
          </table:table-cell>
          <table:table-cell office:value-type="float" office:value="38301" table:style-name="ce6">
            <text:p>38,301<text:s/></text:p>
          </table:table-cell>
          <table:table-cell office:value-type="float" office:value="23390" table:style-name="ce6">
            <text:p>23,390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31446" table:style-name="ce6">
            <text:p>31,446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33193" table:style-name="ce6">
            <text:p>33,193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23855" table:style-name="ce6">
            <text:p>23,855<text:s/></text:p>
          </table:table-cell>
          <table:table-cell office:value-type="float" office:value="134177" table:style-name="ce6">
            <text:p>134,177<text:s/></text:p>
          </table:table-cell>
          <table:table-cell office:value-type="float" office:value="34898" table:style-name="ce6">
            <text:p>34,898<text:s/></text:p>
          </table:table-cell>
          <table:table-cell office:value-type="float" office:value="19820" table:style-name="ce6">
            <text:p>19,820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23616" table:style-name="ce6">
            <text:p>23,616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28403" table:style-name="ce6">
            <text:p>28,403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30471" table:style-name="ce6">
            <text:p>30,471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28928" table:style-name="ce6">
            <text:p>28,928<text:s/></text:p>
          </table:table-cell>
          <table:table-cell office:value-type="float" office:value="35811" table:style-name="ce6">
            <text:p>35,811<text:s/></text:p>
          </table:table-cell>
          <table:table-cell office:value-type="float" office:value="36936" table:style-name="ce6">
            <text:p>36,936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51953" table:style-name="ce6">
            <text:p>51,953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29179" table:style-name="ce6">
            <text:p>29,179<text:s/></text:p>
          </table:table-cell>
          <table:table-cell office:value-type="float" office:value="30704" table:style-name="ce6">
            <text:p>30,704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56532" table:style-name="ce6">
            <text:p>56,532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35606" table:style-name="ce6">
            <text:p>35,606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2529" table:style-name="ce6">
            <text:p>22,529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3219" table:style-name="ce6">
            <text:p>3,219<text:s/></text:p>
          </table:table-cell>
          <table:table-cell table:number-columns-repeated="16264"/>
        </table:table-row>
        <table:table-row table:style-name="ro2">
          <table:table-cell office:value-type="date" office:date-value="2020-06-30T00:00:00" table:style-name="ce5">
            <text:p>2020/6/30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39722" table:style-name="ce6">
            <text:p>39,722<text:s/></text:p>
          </table:table-cell>
          <table:table-cell office:value-type="float" office:value="40613" table:style-name="ce6">
            <text:p>40,613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28560" table:style-name="ce6">
            <text:p>28,56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32685" table:style-name="ce6">
            <text:p>32,685<text:s/></text:p>
          </table:table-cell>
          <table:table-cell office:value-type="float" office:value="24609" table:style-name="ce6">
            <text:p>24,609<text:s/></text:p>
          </table:table-cell>
          <table:table-cell office:value-type="float" office:value="10173" table:style-name="ce6">
            <text:p>10,173<text:s/></text:p>
          </table:table-cell>
          <table:table-cell office:value-type="float" office:value="34668" table:style-name="ce6">
            <text:p>34,668<text:s/></text:p>
          </table:table-cell>
          <table:table-cell office:value-type="float" office:value="25719" table:style-name="ce6">
            <text:p>25,719<text:s/></text:p>
          </table:table-cell>
          <table:table-cell office:value-type="float" office:value="25886" table:style-name="ce6">
            <text:p>25,886<text:s/></text:p>
          </table:table-cell>
          <table:table-cell office:value-type="float" office:value="20357" table:style-name="ce6">
            <text:p>20,357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122555" table:style-name="ce6">
            <text:p>122,555<text:s/></text:p>
          </table:table-cell>
          <table:table-cell office:value-type="float" office:value="37454" table:style-name="ce6">
            <text:p>37,454<text:s/></text:p>
          </table:table-cell>
          <table:table-cell office:value-type="float" office:value="20757" table:style-name="ce6">
            <text:p>20,757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4887" table:style-name="ce6">
            <text:p>24,887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28728" table:style-name="ce6">
            <text:p>28,728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16886" table:style-name="ce6">
            <text:p>16,886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30832" table:style-name="ce6">
            <text:p>30,832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29802" table:style-name="ce6">
            <text:p>29,802<text:s/></text:p>
          </table:table-cell>
          <table:table-cell office:value-type="float" office:value="34712" table:style-name="ce6">
            <text:p>34,712<text:s/></text:p>
          </table:table-cell>
          <table:table-cell office:value-type="float" office:value="37900" table:style-name="ce6">
            <text:p>37,900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53928" table:style-name="ce6">
            <text:p>53,928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29661" table:style-name="ce6">
            <text:p>29,661<text:s/></text:p>
          </table:table-cell>
          <table:table-cell office:value-type="float" office:value="32678" table:style-name="ce6">
            <text:p>32,678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57628" table:style-name="ce6">
            <text:p>57,628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18097" table:style-name="ce6">
            <text:p>18,097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36513" table:style-name="ce6">
            <text:p>36,513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22963" table:style-name="ce6">
            <text:p>22,963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27959" table:style-name="ce6">
            <text:p>27,959<text:s/></text:p>
          </table:table-cell>
          <table:table-cell office:value-type="float" office:value="22344" table:style-name="ce6">
            <text:p>22,344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3290" table:style-name="ce6">
            <text:p>3,290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07-09T06:26:02Z</meta:creation-date>
    <dc:date>2020-07-09T06:26:41Z</dc:date>
  </office:meta>
</office:document-meta>
</file>